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Pictures/1000020100000385000001BDB89D2591E61DCBF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text-properties officeooo:rsid="00f5ac7f" officeooo:paragraph-rsid="00f5ac7f"/>
    </style:style>
    <style:style style:name="P38" style:family="paragraph" style:parent-style-name="Text_20_body">
      <style:paragraph-properties fo:margin-left="0.4925in" fo:margin-right="0in" fo:text-indent="0in" style:auto-text-indent="false"/>
      <style:text-properties officeooo:rsid="0017a831" officeooo:paragraph-rsid="0017a831"/>
    </style:style>
    <style:style style:name="P3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4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2" style:family="paragraph" style:parent-style-name="Text_20_body">
      <style:paragraph-properties fo:margin-left="0.4925in" fo:margin-right="0in" fo:text-indent="0in" style:auto-text-indent="false"/>
      <style:text-properties officeooo:rsid="00303cac" officeooo:paragraph-rsid="00303cac"/>
    </style:style>
    <style:style style:name="P4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50" style:family="paragraph" style:parent-style-name="Text_20_body">
      <style:paragraph-properties fo:margin-left="0.4925in" fo:margin-right="0in" fo:text-indent="0in" style:auto-text-indent="false"/>
      <style:text-properties officeooo:rsid="0034ee78" officeooo:paragraph-rsid="0034ee78"/>
    </style:style>
    <style:style style:name="P51" style:family="paragraph" style:parent-style-name="Text_20_body">
      <style:paragraph-properties fo:margin-left="0.4925in" fo:margin-right="0in" fo:text-indent="0in" style:auto-text-indent="false"/>
      <style:text-properties officeooo:rsid="003bbddc" officeooo:paragraph-rsid="003bbddc"/>
    </style:style>
    <style:style style:name="P52" style:family="paragraph" style:parent-style-name="Text_20_body">
      <style:paragraph-properties fo:margin-left="0.4925in" fo:margin-right="0in" fo:text-indent="0in" style:auto-text-indent="false"/>
      <style:text-properties officeooo:rsid="004142be" officeooo:paragraph-rsid="0045cf64"/>
    </style:style>
    <style:style style:name="P53"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4"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5"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6"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7" style:family="paragraph" style:parent-style-name="Text_20_body">
      <style:paragraph-properties fo:margin-left="0.4925in" fo:margin-right="0in" fo:text-indent="0in" style:auto-text-indent="false"/>
      <style:text-properties officeooo:rsid="008b6fed" officeooo:paragraph-rsid="008b6fed"/>
    </style:style>
    <style:style style:name="P58" style:family="paragraph" style:parent-style-name="Text_20_body">
      <style:paragraph-properties fo:margin-left="0.4925in" fo:margin-right="0in" fo:text-indent="0in" style:auto-text-indent="false"/>
      <style:text-properties officeooo:rsid="00756402" officeooo:paragraph-rsid="00799fed"/>
    </style:style>
    <style:style style:name="P59" style:family="paragraph" style:parent-style-name="Text_20_body">
      <style:paragraph-properties fo:margin-left="0.4925in" fo:margin-right="0in" fo:text-indent="0in" style:auto-text-indent="false"/>
      <style:text-properties officeooo:rsid="00a9c690" officeooo:paragraph-rsid="00a9c690"/>
    </style:style>
    <style:style style:name="P60" style:family="paragraph" style:parent-style-name="Text_20_body">
      <style:paragraph-properties fo:margin-left="0.4925in" fo:margin-right="0in" fo:text-indent="0in" style:auto-text-indent="false"/>
      <style:text-properties officeooo:paragraph-rsid="00ab6fa9"/>
    </style:style>
    <style:style style:name="P61"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2" style:family="paragraph" style:parent-style-name="Text_20_body">
      <style:paragraph-properties fo:margin-left="0.4925in" fo:margin-right="0in" fo:text-indent="0in" style:auto-text-indent="false"/>
      <style:text-properties officeooo:paragraph-rsid="00c1f9fd"/>
    </style:style>
    <style:style style:name="P63" style:family="paragraph" style:parent-style-name="Text_20_body">
      <style:paragraph-properties fo:margin-left="0.4925in" fo:margin-right="0in" fo:text-indent="0in" style:auto-text-indent="false"/>
      <style:text-properties officeooo:paragraph-rsid="00c561db"/>
    </style:style>
    <style:style style:name="P64" style:family="paragraph" style:parent-style-name="Text_20_body">
      <style:paragraph-properties fo:margin-left="0.4925in" fo:margin-right="0in" fo:text-indent="0in" style:auto-text-indent="false"/>
      <style:text-properties officeooo:rsid="0083723e" officeooo:paragraph-rsid="0083723e"/>
    </style:style>
    <style:style style:name="P65" style:family="paragraph" style:parent-style-name="Text_20_body">
      <style:paragraph-properties fo:margin-left="0.4925in" fo:margin-right="0in" fo:text-indent="0in" style:auto-text-indent="false"/>
      <style:text-properties officeooo:rsid="003ae6ef" officeooo:paragraph-rsid="003ae6ef"/>
    </style:style>
    <style:style style:name="P66" style:family="paragraph" style:parent-style-name="Text_20_body">
      <style:paragraph-properties fo:margin-left="0.4925in" fo:margin-right="0in" fo:text-indent="0in" style:auto-text-indent="false"/>
      <style:text-properties officeooo:rsid="00eb3af6" officeooo:paragraph-rsid="00eb3af6"/>
    </style:style>
    <style:style style:name="P67" style:family="paragraph" style:parent-style-name="Text_20_body">
      <style:paragraph-properties fo:margin-left="0.4925in" fo:margin-right="0in" fo:text-indent="0in" style:auto-text-indent="false"/>
      <style:text-properties officeooo:rsid="00f5ac7f" officeooo:paragraph-rsid="00f792ad"/>
    </style:style>
    <style:style style:name="P68" style:family="paragraph" style:parent-style-name="Text_20_body">
      <style:paragraph-properties fo:margin-left="0.4925in" fo:margin-right="0in" fo:text-indent="0in" style:auto-text-indent="false"/>
      <style:text-properties officeooo:rsid="00f792ad" officeooo:paragraph-rsid="00f792ad"/>
    </style:style>
    <style:style style:name="P69" style:family="paragraph" style:parent-style-name="Text_20_body">
      <style:paragraph-properties fo:margin-left="0.9846in" fo:margin-right="0in" fo:text-indent="0in" style:auto-text-indent="false"/>
      <style:text-properties officeooo:rsid="00303cac" officeooo:paragraph-rsid="00303cac"/>
    </style:style>
    <style:style style:name="P70"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71"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72"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3"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74"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5" style:family="paragraph" style:parent-style-name="Text_20_body">
      <style:paragraph-properties fo:margin-left="0.9846in" fo:margin-right="0in" fo:text-indent="0in" style:auto-text-indent="false"/>
      <style:text-properties officeooo:rsid="0060e2c2" officeooo:paragraph-rsid="0060e2c2"/>
    </style:style>
    <style:style style:name="P76"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7" style:family="paragraph" style:parent-style-name="Text_20_body">
      <style:paragraph-properties fo:margin-left="0.9846in" fo:margin-right="0in" fo:text-indent="0in" style:auto-text-indent="false"/>
      <style:text-properties officeooo:rsid="008b6fed" officeooo:paragraph-rsid="008b6fed"/>
    </style:style>
    <style:style style:name="P78" style:family="paragraph" style:parent-style-name="Text_20_body">
      <style:paragraph-properties fo:margin-left="0in" fo:margin-right="0in" fo:text-indent="0in" style:auto-text-indent="false"/>
      <style:text-properties officeooo:rsid="0034ee78" officeooo:paragraph-rsid="0034ee78"/>
    </style:style>
    <style:style style:name="P79" style:family="paragraph" style:parent-style-name="Text_20_body">
      <style:paragraph-properties fo:margin-left="0in" fo:margin-right="0in" fo:text-indent="0in" style:auto-text-indent="false"/>
      <style:text-properties officeooo:rsid="004142be" officeooo:paragraph-rsid="0045cf64"/>
    </style:style>
    <style:style style:name="P80"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81"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82" style:family="paragraph" style:parent-style-name="Text_20_body">
      <style:paragraph-properties fo:margin-left="0in" fo:margin-right="0in" fo:text-indent="0in" style:auto-text-indent="false"/>
      <style:text-properties officeooo:rsid="0068a657" officeooo:paragraph-rsid="0068a657"/>
    </style:style>
    <style:style style:name="P83"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84" style:family="paragraph" style:parent-style-name="Text_20_body">
      <style:paragraph-properties fo:margin-left="0in" fo:margin-right="0in" fo:text-indent="0in" style:auto-text-indent="false"/>
      <style:text-properties officeooo:rsid="008b6fed" officeooo:paragraph-rsid="008b6fed"/>
    </style:style>
    <style:style style:name="P85" style:family="paragraph" style:parent-style-name="Text_20_body">
      <style:paragraph-properties fo:margin-left="0in" fo:margin-right="0in" fo:text-indent="0in" style:auto-text-indent="false"/>
      <style:text-properties officeooo:paragraph-rsid="00b169fc"/>
    </style:style>
    <style:style style:name="P86"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7" style:family="paragraph" style:parent-style-name="Text_20_body">
      <style:paragraph-properties fo:margin-left="0in" fo:margin-right="0in" fo:text-indent="0in" style:auto-text-indent="false"/>
      <style:text-properties officeooo:rsid="0083723e" officeooo:paragraph-rsid="0083723e"/>
    </style:style>
    <style:style style:name="P88" style:family="paragraph" style:parent-style-name="Text_20_body">
      <style:paragraph-properties fo:margin-left="0in" fo:margin-right="0in" fo:text-indent="0in" style:auto-text-indent="false"/>
      <style:text-properties officeooo:paragraph-rsid="00cfaff1"/>
    </style:style>
    <style:style style:name="P89" style:family="paragraph" style:parent-style-name="Text_20_body">
      <style:paragraph-properties fo:margin-left="0in" fo:margin-right="0in" fo:text-indent="0in" style:auto-text-indent="false"/>
      <style:text-properties officeooo:rsid="00f5ac7f" officeooo:paragraph-rsid="00f792ad"/>
    </style:style>
    <style:style style:name="P90" style:family="paragraph" style:parent-style-name="Text_20_body">
      <style:paragraph-properties fo:margin-left="0in" fo:margin-right="0in" fo:text-indent="0in" style:auto-text-indent="false"/>
      <style:text-properties officeooo:paragraph-rsid="00f792ad"/>
    </style:style>
    <style:style style:name="P91" style:family="paragraph" style:parent-style-name="Text_20_body">
      <style:paragraph-properties fo:margin-left="0in" fo:margin-right="0in" fo:text-indent="0in" style:auto-text-indent="false"/>
      <style:text-properties officeooo:rsid="00fa266b" officeooo:paragraph-rsid="00fa266b"/>
    </style:style>
    <style:style style:name="P92"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9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94"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95"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96"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97"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98"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9"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100" style:family="paragraph" style:parent-style-name="Text_20_body">
      <style:paragraph-properties fo:margin-left="1.4772in" fo:margin-right="0in" fo:text-indent="0in" style:auto-text-indent="false"/>
      <style:text-properties officeooo:rsid="008b6fed" officeooo:paragraph-rsid="008b6fed"/>
    </style:style>
    <style:style style:name="P101"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102"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103"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104"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105" style:family="paragraph" style:parent-style-name="Subtitle">
      <style:paragraph-properties fo:text-align="start" style:justify-single-word="false"/>
      <style:text-properties officeooo:rsid="0006243a" officeooo:paragraph-rsid="0006243a"/>
    </style:style>
    <style:style style:name="P106" style:family="paragraph" style:parent-style-name="Table_20_Contents">
      <style:text-properties officeooo:rsid="004c85fe" officeooo:paragraph-rsid="004c85fe"/>
    </style:style>
    <style:style style:name="P107" style:family="paragraph" style:parent-style-name="Table_20_Contents">
      <style:text-properties officeooo:rsid="004d180e" officeooo:paragraph-rsid="004d180e"/>
    </style:style>
    <style:style style:name="P108" style:family="paragraph" style:parent-style-name="Table_20_Contents">
      <style:text-properties officeooo:rsid="004df5b9" officeooo:paragraph-rsid="004df5b9"/>
    </style:style>
    <style:style style:name="P109" style:family="paragraph" style:parent-style-name="Table_20_Contents">
      <style:text-properties officeooo:rsid="004fd811" officeooo:paragraph-rsid="004fd811"/>
    </style:style>
    <style:style style:name="P110" style:family="paragraph" style:parent-style-name="Table_20_Contents">
      <style:text-properties officeooo:rsid="00743ec0" officeooo:paragraph-rsid="00743ec0"/>
    </style:style>
    <style:style style:name="P111" style:family="paragraph" style:parent-style-name="Table_20_Contents">
      <style:text-properties officeooo:rsid="0096c97e" officeooo:paragraph-rsid="0096c97e"/>
    </style:style>
    <style:style style:name="P112" style:family="paragraph" style:parent-style-name="Table_20_Contents">
      <style:text-properties officeooo:rsid="0098506f" officeooo:paragraph-rsid="0098506f"/>
    </style:style>
    <style:style style:name="P113" style:family="paragraph" style:parent-style-name="Table_20_Contents">
      <style:text-properties officeooo:rsid="009aeccb" officeooo:paragraph-rsid="009aeccb"/>
    </style:style>
    <style:style style:name="P114" style:family="paragraph" style:parent-style-name="Table_20_Contents">
      <style:text-properties officeooo:rsid="009e02b3" officeooo:paragraph-rsid="009e02b3"/>
    </style:style>
    <style:style style:name="P115" style:family="paragraph" style:parent-style-name="Table_20_Contents">
      <style:text-properties officeooo:rsid="00a2205e" officeooo:paragraph-rsid="00a2205e"/>
    </style:style>
    <style:style style:name="P116" style:family="paragraph" style:parent-style-name="Table_20_Contents">
      <style:text-properties officeooo:rsid="00a26629" officeooo:paragraph-rsid="00a26629"/>
    </style:style>
    <style:style style:name="P117" style:family="paragraph" style:parent-style-name="Table_20_Contents">
      <style:text-properties officeooo:rsid="00a43d20" officeooo:paragraph-rsid="00a43d20"/>
    </style:style>
    <style:style style:name="P118" style:family="paragraph" style:parent-style-name="Table_20_Contents">
      <style:text-properties officeooo:rsid="00a579fc" officeooo:paragraph-rsid="00a579fc"/>
    </style:style>
    <style:style style:name="P119" style:family="paragraph" style:parent-style-name="Table_20_Contents">
      <style:text-properties officeooo:rsid="00a8c3e6" officeooo:paragraph-rsid="00a8c3e6"/>
    </style:style>
    <style:style style:name="P120" style:family="paragraph" style:parent-style-name="Table_20_Contents">
      <style:text-properties officeooo:rsid="00a9421a" officeooo:paragraph-rsid="00a9421a"/>
    </style:style>
    <style:style style:name="P121" style:family="paragraph" style:parent-style-name="Table_20_Contents">
      <style:text-properties officeooo:rsid="00d45834" officeooo:paragraph-rsid="00d45834"/>
    </style:style>
    <style:style style:name="P122" style:family="paragraph" style:parent-style-name="Table_20_Contents">
      <style:text-properties officeooo:paragraph-rsid="00d45834"/>
    </style:style>
    <style:style style:name="P123" style:family="paragraph" style:parent-style-name="Table_20_Contents">
      <style:text-properties officeooo:rsid="00d796ec" officeooo:paragraph-rsid="00d796ec"/>
    </style:style>
    <style:style style:name="P124" style:family="paragraph" style:parent-style-name="Table_20_Contents">
      <style:text-properties officeooo:rsid="00d796ec" officeooo:paragraph-rsid="00d8650e"/>
    </style:style>
    <style:style style:name="P125" style:family="paragraph" style:parent-style-name="Table_20_Contents">
      <style:text-properties officeooo:paragraph-rsid="00d8650e"/>
    </style:style>
    <style:style style:name="P126" style:family="paragraph" style:parent-style-name="Table_20_Contents">
      <style:text-properties officeooo:rsid="00e04ce4" officeooo:paragraph-rsid="00e04ce4"/>
    </style:style>
    <style:style style:name="P127" style:family="paragraph" style:parent-style-name="Table_20_Contents">
      <style:text-properties officeooo:rsid="00f20fc4" officeooo:paragraph-rsid="00f20fc4"/>
    </style:style>
    <style:style style:name="P128" style:family="paragraph" style:parent-style-name="Table_20_Contents">
      <style:text-properties officeooo:rsid="00f3b0d8" officeooo:paragraph-rsid="00f3b0d8"/>
    </style:style>
    <style:style style:name="P12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3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4">
      <style:paragraph-properties>
        <style:tab-stops>
          <style:tab-stop style:position="6.3354in" style:type="right" style:leader-style="dotted" style:leader-text="."/>
        </style:tab-stops>
      </style:paragraph-properties>
    </style:style>
    <style:style style:name="P137"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8" style:family="paragraph" style:parent-style-name="Title" style:master-page-name="First_20_Page">
      <style:paragraph-properties fo:text-align="start" style:justify-single-word="false" style:page-number="auto"/>
    </style:style>
    <style:style style:name="P139" style:family="paragraph" style:parent-style-name="Contents_20_2">
      <style:paragraph-properties>
        <style:tab-stops>
          <style:tab-stop style:position="6.7283in" style:type="right" style:leader-style="dotted" style:leader-text="."/>
        </style:tab-stops>
      </style:paragraph-properties>
    </style:style>
    <style:style style:name="P140" style:family="paragraph" style:parent-style-name="Contents_20_3">
      <style:paragraph-properties>
        <style:tab-stops>
          <style:tab-stop style:position="6.5319in" style:type="right" style:leader-style="dotted" style:leader-text="."/>
        </style:tab-stops>
      </style:paragraph-properties>
    </style:style>
    <style:style style:name="P141" style:family="paragraph" style:parent-style-name="Contents_20_4">
      <style:paragraph-properties>
        <style:tab-stops>
          <style:tab-stop style:position="6.3354in" style:type="right" style:leader-style="dotted" style:leader-text="."/>
        </style:tab-stops>
      </style:paragraph-properties>
    </style:style>
    <style:style style:name="P142" style:family="paragraph" style:parent-style-name="Heading_20_2">
      <style:text-properties officeooo:paragraph-rsid="00099e08"/>
    </style:style>
    <style:style style:name="P143" style:family="paragraph" style:parent-style-name="Heading_20_2">
      <style:text-properties officeooo:rsid="003ae6ef" officeooo:paragraph-rsid="003ae6ef"/>
    </style:style>
    <style:style style:name="P144" style:family="paragraph" style:parent-style-name="Heading_20_2">
      <style:text-properties officeooo:rsid="003bbddc" officeooo:paragraph-rsid="003bbddc"/>
    </style:style>
    <style:style style:name="P145" style:family="paragraph" style:parent-style-name="Heading_20_2">
      <style:text-properties officeooo:rsid="00081ff8" officeooo:paragraph-rsid="00099e08"/>
    </style:style>
    <style:style style:name="P146" style:family="paragraph" style:parent-style-name="Heading_20_2">
      <style:text-properties officeooo:rsid="00081ff8" officeooo:paragraph-rsid="00407f7b"/>
    </style:style>
    <style:style style:name="P147" style:family="paragraph" style:parent-style-name="Heading_20_2" style:list-style-name="">
      <style:text-properties officeooo:paragraph-rsid="00d8650e"/>
    </style:style>
    <style:style style:name="P148" style:family="paragraph" style:parent-style-name="Heading_20_2" style:list-style-name="">
      <style:text-properties officeooo:rsid="004142be" officeooo:paragraph-rsid="0045cf64"/>
    </style:style>
    <style:style style:name="P149" style:family="paragraph" style:parent-style-name="Heading_20_2" style:list-style-name="">
      <style:text-properties officeooo:rsid="000a7aef" officeooo:paragraph-rsid="000a7aef"/>
    </style:style>
    <style:style style:name="P150" style:family="paragraph" style:parent-style-name="Heading_20_2">
      <style:text-properties officeooo:rsid="00f5ac7f" officeooo:paragraph-rsid="00f5ac7f"/>
    </style:style>
    <style:style style:name="P151" style:family="paragraph" style:parent-style-name="Heading_20_2">
      <style:text-properties officeooo:paragraph-rsid="00d8650e"/>
    </style:style>
    <style:style style:name="P152" style:family="paragraph" style:parent-style-name="Heading_20_2" style:list-style-name="">
      <style:text-properties officeooo:rsid="00745285" officeooo:paragraph-rsid="00745285"/>
    </style:style>
    <style:style style:name="P153" style:family="paragraph" style:parent-style-name="Heading_20_2">
      <style:text-properties officeooo:rsid="00cf3228" officeooo:paragraph-rsid="00cf3228"/>
    </style:style>
    <style:style style:name="P154" style:family="paragraph" style:parent-style-name="Heading_20_2">
      <style:paragraph-properties fo:break-before="page"/>
      <style:text-properties officeooo:rsid="0034ee78" officeooo:paragraph-rsid="0034ee78"/>
    </style:style>
    <style:style style:name="P155" style:family="paragraph" style:parent-style-name="Heading_20_2">
      <style:paragraph-properties fo:break-before="page"/>
      <style:text-properties officeooo:rsid="004142be" officeooo:paragraph-rsid="0045cf64"/>
    </style:style>
    <style:style style:name="P156" style:family="paragraph" style:parent-style-name="Heading_20_2">
      <style:paragraph-properties fo:break-before="page"/>
      <style:text-properties officeooo:rsid="000a7aef" officeooo:paragraph-rsid="000a7aef"/>
    </style:style>
    <style:style style:name="P157" style:family="paragraph" style:parent-style-name="Heading_20_2">
      <style:paragraph-properties fo:break-before="page"/>
      <style:text-properties officeooo:paragraph-rsid="00d8650e"/>
    </style:style>
    <style:style style:name="P158" style:family="paragraph" style:parent-style-name="Heading_20_2">
      <style:paragraph-properties fo:break-before="page"/>
      <style:text-properties officeooo:rsid="00c18e70" officeooo:paragraph-rsid="00c18e70"/>
    </style:style>
    <style:style style:name="P159" style:family="paragraph" style:parent-style-name="Heading_20_2">
      <style:paragraph-properties fo:break-before="page"/>
      <style:text-properties officeooo:rsid="00745285" officeooo:paragraph-rsid="00745285"/>
    </style:style>
    <style:style style:name="P160" style:family="paragraph" style:parent-style-name="Heading_20_2">
      <style:paragraph-properties fo:break-before="page"/>
      <style:text-properties officeooo:rsid="00a9c690" officeooo:paragraph-rsid="00a9c690"/>
    </style:style>
    <style:style style:name="P161" style:family="paragraph" style:parent-style-name="Heading_20_3">
      <style:text-properties officeooo:rsid="001227db" officeooo:paragraph-rsid="001227db"/>
    </style:style>
    <style:style style:name="P162" style:family="paragraph" style:parent-style-name="Heading_20_3" style:list-style-name=""/>
    <style:style style:name="P163" style:family="paragraph" style:parent-style-name="Heading_20_3" style:list-style-name="">
      <style:text-properties officeooo:rsid="006c6a19" officeooo:paragraph-rsid="006c6a19"/>
    </style:style>
    <style:style style:name="P164" style:family="paragraph" style:parent-style-name="Heading_20_3">
      <style:text-properties officeooo:rsid="00799fed"/>
    </style:style>
    <style:style style:name="P165" style:family="paragraph" style:parent-style-name="Heading_20_3">
      <style:text-properties officeooo:rsid="00799fed" officeooo:paragraph-rsid="00799fed"/>
    </style:style>
    <style:style style:name="P166" style:family="paragraph" style:parent-style-name="Heading_20_3">
      <style:text-properties officeooo:paragraph-rsid="00756402"/>
    </style:style>
    <style:style style:name="P167" style:family="paragraph" style:parent-style-name="Heading_20_3">
      <style:text-properties officeooo:rsid="0083723e" officeooo:paragraph-rsid="0083723e"/>
    </style:style>
    <style:style style:name="P168" style:family="paragraph" style:parent-style-name="Heading_20_3">
      <style:text-properties officeooo:rsid="0083723e" officeooo:paragraph-rsid="00c9ff6a"/>
    </style:style>
    <style:style style:name="P169" style:family="paragraph" style:parent-style-name="Heading_20_3">
      <style:text-properties officeooo:rsid="00855711" officeooo:paragraph-rsid="00855711"/>
    </style:style>
    <style:style style:name="P170" style:family="paragraph" style:parent-style-name="Heading_20_3">
      <style:text-properties officeooo:rsid="008981ec" officeooo:paragraph-rsid="008981ec"/>
    </style:style>
    <style:style style:name="P171" style:family="paragraph" style:parent-style-name="Heading_20_3">
      <style:text-properties officeooo:rsid="008d1afc" officeooo:paragraph-rsid="008d1afc"/>
    </style:style>
    <style:style style:name="P172" style:family="paragraph" style:parent-style-name="Heading_20_3">
      <style:text-properties officeooo:rsid="00a9c690" officeooo:paragraph-rsid="00a9c690"/>
    </style:style>
    <style:style style:name="P173" style:family="paragraph" style:parent-style-name="Heading_20_3">
      <style:text-properties officeooo:rsid="00ab6fa9" officeooo:paragraph-rsid="00ab6fa9"/>
    </style:style>
    <style:style style:name="P174" style:family="paragraph" style:parent-style-name="Heading_20_3">
      <style:text-properties officeooo:rsid="00cf3228"/>
    </style:style>
    <style:style style:name="P175" style:family="paragraph" style:parent-style-name="Heading_20_3">
      <style:text-properties officeooo:rsid="00d62498"/>
    </style:style>
    <style:style style:name="P176" style:family="paragraph" style:parent-style-name="Heading_20_3">
      <style:text-properties officeooo:rsid="00d45834"/>
    </style:style>
    <style:style style:name="P177" style:family="paragraph" style:parent-style-name="Heading_20_3">
      <style:paragraph-properties fo:break-before="page"/>
    </style:style>
    <style:style style:name="P178" style:family="paragraph" style:parent-style-name="Heading_20_3">
      <style:paragraph-properties fo:break-before="page"/>
      <style:text-properties officeooo:rsid="0055c0fb"/>
    </style:style>
    <style:style style:name="P179" style:family="paragraph" style:parent-style-name="Heading_20_4">
      <style:text-properties officeooo:rsid="00271556" officeooo:paragraph-rsid="00271556"/>
    </style:style>
    <style:style style:name="P180" style:family="paragraph" style:parent-style-name="Heading_20_4">
      <style:text-properties officeooo:rsid="00303cac" officeooo:paragraph-rsid="00303cac"/>
    </style:style>
    <style:style style:name="P181" style:family="paragraph" style:parent-style-name="Heading_20_4">
      <style:text-properties officeooo:rsid="0029204a" officeooo:paragraph-rsid="00331c06"/>
    </style:style>
    <style:style style:name="P182" style:family="paragraph" style:parent-style-name="Text_20_body" style:list-style-name="L1">
      <style:text-properties officeooo:paragraph-rsid="00e87709"/>
    </style:style>
    <style:style style:name="P183" style:family="paragraph" style:parent-style-name="Text_20_body" style:list-style-name="L1">
      <style:text-properties officeooo:rsid="00e87709" officeooo:paragraph-rsid="00e87709"/>
    </style:style>
    <style:style style:name="P184" style:family="paragraph" style:parent-style-name="Text_20_body" style:list-style-name="L1">
      <style:text-properties officeooo:rsid="0034ee78" officeooo:paragraph-rsid="00e87709"/>
    </style:style>
    <style:style style:name="P185" style:family="paragraph" style:parent-style-name="Text_20_body" style:list-style-name="L2">
      <style:text-properties officeooo:rsid="0017a831" officeooo:paragraph-rsid="001941a9"/>
    </style:style>
    <style:style style:name="P186" style:family="paragraph" style:parent-style-name="Text_20_body" style:list-style-name="L2">
      <style:text-properties officeooo:rsid="001941a9" officeooo:paragraph-rsid="001941a9"/>
    </style:style>
    <style:style style:name="P187" style:family="paragraph" style:parent-style-name="Text_20_body" style:list-style-name="L3">
      <style:text-properties officeooo:paragraph-rsid="00b133a5"/>
    </style:style>
    <style:style style:name="P188" style:family="paragraph" style:parent-style-name="Text_20_body" style:list-style-name="L3">
      <style:text-properties officeooo:rsid="00b133a5" officeooo:paragraph-rsid="00b133a5"/>
    </style:style>
    <style:style style:name="P189" style:family="paragraph" style:parent-style-name="Text_20_body" style:list-style-name="L4">
      <style:text-properties style:text-line-through-style="none" style:text-line-through-type="none" officeooo:rsid="00b67533" officeooo:paragraph-rsid="00b999cc"/>
    </style:style>
    <style:style style:name="P190" style:family="paragraph" style:parent-style-name="Text_20_body" style:list-style-name="L5">
      <style:text-properties style:text-line-through-style="none" style:text-line-through-type="none" officeooo:rsid="00b7b2be" officeooo:paragraph-rsid="00b999cc"/>
    </style:style>
    <style:style style:name="P191" style:family="paragraph" style:parent-style-name="Text_20_body" style:list-style-name="L5">
      <style:text-properties officeooo:paragraph-rsid="00b999cc"/>
    </style:style>
    <style:style style:name="P192" style:family="paragraph" style:parent-style-name="Text_20_body" style:list-style-name="L6">
      <style:text-properties officeooo:paragraph-rsid="00bb075f"/>
    </style:style>
    <style:style style:name="P193" style:family="paragraph" style:parent-style-name="Text_20_body" style:list-style-name="L6">
      <style:text-properties officeooo:rsid="00bb075f" officeooo:paragraph-rsid="00bd05ee"/>
    </style:style>
    <style:style style:name="P194" style:family="paragraph" style:parent-style-name="Text_20_body" style:list-style-name="L9">
      <style:text-properties officeooo:rsid="00e3f7f7" officeooo:paragraph-rsid="00e3f7f7"/>
    </style:style>
    <style:style style:name="P195" style:family="paragraph" style:parent-style-name="Text_20_body">
      <style:paragraph-properties fo:margin-left="0.4925in" fo:margin-right="0in" fo:text-indent="0in" style:auto-text-indent="false"/>
      <style:text-properties officeooo:rsid="00f5ac7f" officeooo:paragraph-rsid="00f5ac7f"/>
    </style:style>
    <style:style style:name="P196"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97"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98"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99"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200"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style:text-line-through-style="none" style:text-line-through-type="none" fo:font-style="normal" fo:font-weight="normal" style:font-style-asian="normal" style:font-weight-asian="normal" style:font-style-complex="normal" style:font-weight-complex="normal"/>
    </style:style>
    <style:style style:name="T76" style:family="text">
      <style:text-properties style:text-line-through-style="none" style:text-line-through-type="none" fo:font-style="normal" fo:font-weight="normal" officeooo:rsid="00fa266b" style:font-style-asian="normal" style:font-weight-asian="normal" style:font-style-complex="normal" style:font-weight-complex="normal"/>
    </style:style>
    <style:style style:name="T77" style:family="text">
      <style:text-properties style:text-line-through-style="none" style:text-line-through-type="none" fo:font-style="normal" fo:font-weight="normal" officeooo:rsid="00fc65c8" style:font-style-asian="normal" style:font-weight-asian="normal" style:font-style-complex="normal" style:font-weight-complex="normal"/>
    </style:style>
    <style:style style:name="T78" style:family="text">
      <style:text-properties style:text-line-through-style="none" style:text-line-through-type="none" fo:font-style="normal" fo:font-weight="normal" officeooo:rsid="00fe0fb6" style:font-style-asian="normal" style:font-weight-asian="normal" style:font-style-complex="normal" style:font-weight-complex="normal"/>
    </style:style>
    <style:style style:name="T79" style:family="text">
      <style:text-properties style:text-line-through-style="none" style:text-line-through-type="none" fo:font-style="normal" fo:font-weight="normal" officeooo:rsid="0100b725" style:font-style-asian="normal" style:font-weight-asian="normal" style:font-style-complex="normal" style:font-weight-complex="normal"/>
    </style:style>
    <style:style style:name="T80" style:family="text">
      <style:text-properties officeooo:rsid="00ab6fa9"/>
    </style:style>
    <style:style style:name="T81" style:family="text">
      <style:text-properties officeooo:rsid="00ac68f1"/>
    </style:style>
    <style:style style:name="T82" style:family="text">
      <style:text-properties officeooo:rsid="00ad7dbb"/>
    </style:style>
    <style:style style:name="T83" style:family="text">
      <style:text-properties officeooo:rsid="00addb07"/>
    </style:style>
    <style:style style:name="T84" style:family="text">
      <style:text-properties officeooo:rsid="00adedc7"/>
    </style:style>
    <style:style style:name="T85" style:family="text">
      <style:text-properties officeooo:rsid="00b09751"/>
    </style:style>
    <style:style style:name="T86" style:family="text">
      <style:text-properties officeooo:rsid="00b0b94e"/>
    </style:style>
    <style:style style:name="T87" style:family="text">
      <style:text-properties officeooo:rsid="00b133a5"/>
    </style:style>
    <style:style style:name="T88" style:family="text">
      <style:text-properties officeooo:rsid="00b48c82"/>
    </style:style>
    <style:style style:name="T89" style:family="text">
      <style:text-properties officeooo:rsid="00b7b2be"/>
    </style:style>
    <style:style style:name="T90" style:family="text">
      <style:text-properties officeooo:rsid="00b999cc"/>
    </style:style>
    <style:style style:name="T91" style:family="text">
      <style:text-properties officeooo:rsid="00ba5997"/>
    </style:style>
    <style:style style:name="T92" style:family="text">
      <style:text-properties officeooo:rsid="00bb075f"/>
    </style:style>
    <style:style style:name="T93" style:family="text">
      <style:text-properties officeooo:rsid="00bc585b"/>
    </style:style>
    <style:style style:name="T94" style:family="text">
      <style:text-properties officeooo:rsid="00bd05ee"/>
    </style:style>
    <style:style style:name="T95" style:family="text">
      <style:text-properties officeooo:rsid="00bea67a"/>
    </style:style>
    <style:style style:name="T96" style:family="text">
      <style:text-properties officeooo:rsid="00c16e52"/>
    </style:style>
    <style:style style:name="T97" style:family="text">
      <style:text-properties officeooo:rsid="00c18e70"/>
    </style:style>
    <style:style style:name="T98" style:family="text">
      <style:text-properties officeooo:rsid="00c1f9fd"/>
    </style:style>
    <style:style style:name="T99" style:family="text">
      <style:text-properties officeooo:rsid="0034ee78"/>
    </style:style>
    <style:style style:name="T100" style:family="text">
      <style:text-properties officeooo:rsid="00c3cf85"/>
    </style:style>
    <style:style style:name="T101" style:family="text">
      <style:text-properties style:text-position="super 58%"/>
    </style:style>
    <style:style style:name="T102" style:family="text">
      <style:text-properties style:text-position="super 58%" officeooo:rsid="00d46098"/>
    </style:style>
    <style:style style:name="T103" style:family="text">
      <style:text-properties officeooo:rsid="00c561db"/>
    </style:style>
    <style:style style:name="T104" style:family="text">
      <style:text-properties officeooo:rsid="00c7a8bf"/>
    </style:style>
    <style:style style:name="T105" style:family="text">
      <style:text-properties officeooo:rsid="00c99392"/>
    </style:style>
    <style:style style:name="T106" style:family="text">
      <style:text-properties officeooo:rsid="00c9ff6a"/>
    </style:style>
    <style:style style:name="T107" style:family="text">
      <style:text-properties officeooo:rsid="00cad0f2"/>
    </style:style>
    <style:style style:name="T108" style:family="text">
      <style:text-properties officeooo:rsid="00cb40c8"/>
    </style:style>
    <style:style style:name="T109" style:family="text">
      <style:text-properties officeooo:rsid="00cc9caf"/>
    </style:style>
    <style:style style:name="T110" style:family="text">
      <style:text-properties officeooo:rsid="00cd1b29"/>
    </style:style>
    <style:style style:name="T111" style:family="text">
      <style:text-properties officeooo:rsid="00ceb68f"/>
    </style:style>
    <style:style style:name="T112" style:family="text">
      <style:text-properties officeooo:rsid="00cf3228"/>
    </style:style>
    <style:style style:name="T113" style:family="text">
      <style:text-properties officeooo:rsid="00cfaff1"/>
    </style:style>
    <style:style style:name="T114" style:family="text">
      <style:text-properties officeooo:rsid="00d295a1"/>
    </style:style>
    <style:style style:name="T115" style:family="text">
      <style:text-properties officeooo:rsid="00d45834"/>
    </style:style>
    <style:style style:name="T116" style:family="text">
      <style:text-properties officeooo:rsid="00d46098"/>
    </style:style>
    <style:style style:name="T117" style:family="text">
      <style:text-properties officeooo:rsid="00d48856"/>
    </style:style>
    <style:style style:name="T118" style:family="text">
      <style:text-properties officeooo:rsid="00d5e85d"/>
    </style:style>
    <style:style style:name="T119" style:family="text">
      <style:text-properties officeooo:rsid="00d62498"/>
    </style:style>
    <style:style style:name="T120" style:family="text">
      <style:text-properties officeooo:rsid="00d796ec"/>
    </style:style>
    <style:style style:name="T121" style:family="text">
      <style:text-properties officeooo:rsid="00d91719"/>
    </style:style>
    <style:style style:name="T122" style:family="text">
      <style:text-properties officeooo:rsid="00dad67e"/>
    </style:style>
    <style:style style:name="T123" style:family="text">
      <style:text-properties officeooo:rsid="00dbdf43"/>
    </style:style>
    <style:style style:name="T124" style:family="text">
      <style:text-properties officeooo:rsid="00dccd84"/>
    </style:style>
    <style:style style:name="T125" style:family="text">
      <style:text-properties officeooo:rsid="00de3e64"/>
    </style:style>
    <style:style style:name="T126" style:family="text">
      <style:text-properties officeooo:rsid="00de964f"/>
    </style:style>
    <style:style style:name="T127" style:family="text">
      <style:text-properties officeooo:rsid="00e3f7f7"/>
    </style:style>
    <style:style style:name="T128" style:family="text">
      <style:text-properties officeooo:rsid="00e5b0a3"/>
    </style:style>
    <style:style style:name="T129" style:family="text">
      <style:text-properties officeooo:rsid="00e773b3"/>
    </style:style>
    <style:style style:name="T130" style:family="text">
      <style:text-properties officeooo:rsid="00e87709"/>
    </style:style>
    <style:style style:name="T131" style:family="text">
      <style:text-properties officeooo:rsid="00e9ed1d"/>
    </style:style>
    <style:style style:name="T132" style:family="text">
      <style:text-properties officeooo:rsid="00eaaeba"/>
    </style:style>
    <style:style style:name="T133" style:family="text">
      <style:text-properties officeooo:rsid="00eb3af6"/>
    </style:style>
    <style:style style:name="T134" style:family="text">
      <style:text-properties officeooo:rsid="00ed6788"/>
    </style:style>
    <style:style style:name="T135" style:family="text">
      <style:text-properties officeooo:rsid="00f0f259"/>
    </style:style>
    <style:style style:name="T136" style:family="text">
      <style:text-properties officeooo:rsid="00f3b0d8"/>
    </style:style>
    <style:style style:name="T137" style:family="text">
      <style:text-properties officeooo:rsid="00f5ac7f"/>
    </style:style>
    <style:style style:name="T138" style:family="text">
      <style:text-properties officeooo:rsid="00f792a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f792ad" style:font-style-asian="normal" style:font-weight-asian="normal" style:font-style-complex="normal" style:font-weight-complex="normal"/>
    </style:style>
    <style:style style:name="T141" style:family="text">
      <style:text-properties fo:font-style="normal" fo:font-weight="normal" officeooo:rsid="00fc65c8" style:font-style-asian="normal" style:font-weight-asian="normal" style:font-style-complex="normal" style:font-weight-complex="normal"/>
    </style:style>
    <style:style style:name="T142" style:family="text">
      <style:text-properties fo:font-style="normal" fo:font-weight="normal" officeooo:rsid="00fe0fb6" style:font-style-asian="normal" style:font-weight-asian="normal" style:font-style-complex="normal" style:font-weight-complex="normal"/>
    </style:style>
    <style:style style:name="T143" style:family="text">
      <style:text-properties officeooo:rsid="00f961cb"/>
    </style:style>
    <style:style style:name="T144" style:family="text">
      <style:text-properties officeooo:rsid="00fc65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Koviz User's Guide</text:p>
      <text:p text:style-name="P3"><draw:line text:anchor-type="paragraph" draw:z-index="0" draw:name="Shape1" draw:style-name="gr1" draw:text-style-name="P200" svg:x1="0.0457in" svg:y1="0.2016in" svg:x2="6.3567in" svg:y2="0.2016in"><text:p/></draw:line></text:p>
      <text:p text:style-name="P105"><draw:line text:anchor-type="paragraph" draw:z-index="1" draw:name="Shape2" draw:style-name="gr1" draw:text-style-name="P200" svg:x1="6.3571in" svg:y1="-0.1256in" svg:x2="6.4264in" svg:y2="8.1579in"><text:p/></draw:line>Version 1.0</text:p>
      <text:p text:style-name="P105"><text:span text:style-name="T136">December</text:span> 20<text:span text:style-name="T52">2</text:span><text:span text:style-name="T131">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42"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9"><text:a xlink:type="simple" xlink:href="#__RefHeading__232_403196617" text:style-name="Index_20_Link" text:visited-style-name="Index_20_Link"><text:tab/>2</text:a></text:p>
          <text:p text:style-name="P139"><text:a xlink:type="simple" xlink:href="#__RefHeading__252_403196617" text:style-name="Index_20_Link" text:visited-style-name="Index_20_Link">Introduction<text:tab/>4</text:a></text:p>
          <text:p text:style-name="P139"><text:a xlink:type="simple" xlink:href="#__RefHeading__645_403196617" text:style-name="Index_20_Link" text:visited-style-name="Index_20_Link">RUN Directories<text:tab/>4</text:a></text:p>
          <text:p text:style-name="P139"><text:a xlink:type="simple" xlink:href="#__RefHeading___Toc1918_3517546431" text:style-name="Index_20_Link" text:visited-style-name="Index_20_Link">RUN Files<text:tab/>4</text:a></text:p>
          <text:p text:style-name="P139"><text:a xlink:type="simple" xlink:href="#__RefHeading__655_403196617" text:style-name="Index_20_Link" text:visited-style-name="Index_20_Link">MONTE Directories<text:tab/>4</text:a></text:p>
          <text:p text:style-name="P139"><text:a xlink:type="simple" xlink:href="#__RefHeading__234_403196617" text:style-name="Index_20_Link" text:visited-style-name="Index_20_Link">DP Files<text:tab/>5</text:a></text:p>
          <text:p text:style-name="P141"><text:a xlink:type="simple" xlink:href="#__RefHeading__475_403196617" text:style-name="Index_20_Link" text:visited-style-name="Index_20_Link">DP File Syntax<text:tab/>5</text:a></text:p>
          <text:p text:style-name="P141"><text:a xlink:type="simple" xlink:href="#__RefHeading__560_403196617" text:style-name="Index_20_Link" text:visited-style-name="Index_20_Link">DP Line and Symbol Styles<text:tab/>7</text:a></text:p>
          <text:p text:style-name="P141"><text:a xlink:type="simple" xlink:href="#__RefHeading__595_403196617" text:style-name="Index_20_Link" text:visited-style-name="Index_20_Link">DP File Example<text:tab/>7</text:a></text:p>
          <text:p text:style-name="P139"><text:a xlink:type="simple" xlink:href="#__RefHeading__759_403196617" text:style-name="Index_20_Link" text:visited-style-name="Index_20_Link">Session Files<text:tab/>8</text:a></text:p>
          <text:p text:style-name="P139"><text:a xlink:type="simple" xlink:href="#__RefHeading__254_403196617" text:style-name="Index_20_Link" text:visited-style-name="Index_20_Link">External Programs<text:tab/>10</text:a></text:p>
          <text:p text:style-name="P140"><text:a xlink:type="simple" xlink:href="#__RefHeading__264_403196617" text:style-name="Index_20_Link" text:visited-style-name="Index_20_Link">External Program DP File Specification<text:tab/>10</text:a></text:p>
          <text:p text:style-name="P140"><text:a xlink:type="simple" xlink:href="#__RefHeading__381_403196617" text:style-name="Index_20_Link" text:visited-style-name="Index_20_Link">External Program DP File Example<text:tab/>10</text:a></text:p>
          <text:p text:style-name="P140"><text:a xlink:type="simple" xlink:href="#__RefHeading__383_403196617" text:style-name="Index_20_Link" text:visited-style-name="Index_20_Link">External Program Source Code Example<text:tab/>11</text:a></text:p>
          <text:p text:style-name="P140"><text:a xlink:type="simple" xlink:href="#__RefHeading___Toc907_1341101074" text:style-name="Index_20_Link" text:visited-style-name="Index_20_Link">Building Example External Program On Linux<text:tab/>11</text:a></text:p>
          <text:p text:style-name="P140"><text:a xlink:type="simple" xlink:href="#__RefHeading__385_403196617" text:style-name="Index_20_Link" text:visited-style-name="Index_20_Link">External Program Building<text:tab/>12</text:a></text:p>
          <text:p text:style-name="P141"><text:a xlink:type="simple" xlink:href="#__RefHeading__387_403196617" text:style-name="Index_20_Link" text:visited-style-name="Index_20_Link">Linux<text:tab/>12</text:a></text:p>
          <text:p text:style-name="P141"><text:a xlink:type="simple" xlink:href="#__RefHeading__389_403196617" text:style-name="Index_20_Link" text:visited-style-name="Index_20_Link">MacOS X<text:tab/>12</text:a></text:p>
          <text:p text:style-name="P140"><text:a xlink:type="simple" xlink:href="#__RefHeading__391_403196617" text:style-name="Index_20_Link" text:visited-style-name="Index_20_Link">External Program Summary<text:tab/>12</text:a></text:p>
          <text:p text:style-name="P140"><text:a xlink:type="simple" xlink:href="#__RefHeading__393_403196617" text:style-name="Index_20_Link" text:visited-style-name="Index_20_Link">External Program Problems And Caveats<text:tab/>12</text:a></text:p>
          <text:p text:style-name="P139"><text:a xlink:type="simple" xlink:href="#__RefHeading___Toc1920_3517546431" text:style-name="Index_20_Link" text:visited-style-name="Index_20_Link">Scripts<text:tab/>13</text:a></text:p>
          <text:p text:style-name="P139"><text:a xlink:type="simple" xlink:href="#__RefHeading__761_403196617" text:style-name="Index_20_Link" text:visited-style-name="Index_20_Link">Plot Interaction<text:tab/>14</text:a></text:p>
          <text:p text:style-name="P139"><text:a xlink:type="simple" xlink:href="#__RefHeading__853_403196617" text:style-name="Index_20_Link" text:visited-style-name="Index_20_Link">Maps<text:tab/>16</text:a></text:p>
          <text:p text:style-name="P139"><text:a xlink:type="simple" xlink:href="#__RefHeading___Toc1404_4203752023" text:style-name="Index_20_Link" text:visited-style-name="Index_20_Link">Groups<text:tab/>17</text:a></text:p>
          <text:p text:style-name="P139"><text:a xlink:type="simple" xlink:href="#__RefHeading___Toc811_3249638883" text:style-name="Index_20_Link" text:visited-style-name="Index_20_Link">Video<text:tab/>18</text:a></text:p>
          <text:p text:style-name="P140"><text:a xlink:type="simple" xlink:href="#__RefHeading___Toc948_3009348355" text:style-name="Index_20_Link" text:visited-style-name="Index_20_Link">Introduction<text:tab/>18</text:a></text:p>
          <text:p text:style-name="P140"><text:a xlink:type="simple" xlink:href="#__RefHeading___Toc950_3009348355" text:style-name="Index_20_Link" text:visited-style-name="Index_20_Link">Building Koviz with MPV Support<text:tab/>18</text:a></text:p>
          <text:p text:style-name="P140"><text:a xlink:type="simple" xlink:href="#__RefHeading___Toc952_3009348355" text:style-name="Index_20_Link" text:visited-style-name="Index_20_Link">Data Synchronization<text:tab/>18</text:a></text:p>
          <text:p text:style-name="P140"><text:a xlink:type="simple" xlink:href="#__RefHeading___Toc954_3009348355" text:style-name="Index_20_Link" text:visited-style-name="Index_20_Link">Commandline -video and -videoOffset options<text:tab/>18</text:a></text:p>
          <text:p text:style-name="P140"><text:a xlink:type="simple" xlink:href="#__RefHeading___Toc1683_1107607212" text:style-name="Index_20_Link" text:visited-style-name="Index_20_Link">Commandline -videoList option<text:tab/>19</text:a></text:p>
          <text:p text:style-name="P140"><text:a xlink:type="simple" xlink:href="#__RefHeading___Toc1076_3009348355" text:style-name="Index_20_Link" text:visited-style-name="Index_20_Link">Session Files<text:tab/>19</text:a></text:p>
          <text:p text:style-name="P140"><text:a xlink:type="simple" xlink:href="#__RefHeading___Toc1078_3009348355" text:style-name="Index_20_Link" text:visited-style-name="Index_20_Link">Video Directory Within RUN<text:tab/>19</text:a></text:p>
          <text:p text:style-name="P140"><text:a xlink:type="simple" xlink:href="#__RefHeading___Toc1080_3009348355" text:style-name="Index_20_Link" text:visited-style-name="Index_20_Link">Multiple RUNs And Multiple Videos<text:tab/>20</text:a></text:p>
          <text:p text:style-name="P139"><text:a xlink:type="simple" xlink:href="#__RefHeading___Toc1340_1544136475" text:style-name="Index_20_Link" text:visited-style-name="Index_20_Link">Blender<text:tab/>21</text:a></text:p>
          <text:p text:style-name="P140"><text:a xlink:type="simple" xlink:href="#__RefHeading___Toc1342_1544136475" text:style-name="Index_20_Link" text:visited-style-name="Index_20_Link">Introduction<text:tab/>21</text:a></text:p>
          <text:p text:style-name="P140"><text:a xlink:type="simple" xlink:href="#__RefHeading___Toc1344_1544136475" text:style-name="Index_20_Link" text:visited-style-name="Index_20_Link">Blender Addon Setup<text:tab/>21</text:a></text:p>
          <text:p text:style-name="P140"><text:a xlink:type="simple" xlink:href="#__RefHeading___Toc1346_1544136475" text:style-name="Index_20_Link" text:visited-style-name="Index_20_Link">Animate Blender Default Cube<text:tab/>21</text:a></text:p>
          <text:p text:style-name="P140"><text:a xlink:type="simple" xlink:href="#__RefHeading___Toc1348_1544136475" text:style-name="Index_20_Link" text:visited-style-name="Index_20_Link">Sync Koviz To Default Cube Animation<text:tab/>22</text:a></text:p>
          <text:p text:style-name="P140"><text:a xlink:type="simple" xlink:href="#__RefHeading___Toc1350_1544136475" text:style-name="Index_20_Link" text:visited-style-name="Index_20_Link">Sync Blender To Koviz With ES’s Vismo<text:tab/>23</text:a></text:p>
          <text:p text:style-name="P139"><text:a xlink:type="simple" xlink:href="#__RefHeading___Toc1685_1107607212" text:style-name="Index_20_Link" text:visited-style-name="Index_20_Link">Live Trick TV Plots<text:tab/>24</text:a></text:p>
          <text:p text:style-name="P140"><text:soft-page-break/><text:a xlink:type="simple" xlink:href="#__RefHeading___Toc1687_1107607212" text:style-name="Index_20_Link" text:visited-style-name="Index_20_Link">Introduction<text:tab/>24</text:a></text:p>
          <text:p text:style-name="P140"><text:a xlink:type="simple" xlink:href="#__RefHeading___Toc1689_1107607212" text:style-name="Index_20_Link" text:visited-style-name="Index_20_Link">Plotting TV Params<text:tab/>24</text:a></text:p>
          <text:p text:style-name="P140"><text:a xlink:type="simple" xlink:href="#__RefHeading___Toc1691_1107607212" text:style-name="Index_20_Link" text:visited-style-name="Index_20_Link">Changing Live Plot Domain<text:tab/>25</text:a></text:p>
          <text:p text:style-name="P140"><text:a xlink:type="simple" xlink:href="#__RefHeading___Toc1693_1107607212" text:style-name="Index_20_Link" text:visited-style-name="Index_20_Link">Live DP Files<text:tab/>25</text:a></text:p>
          <text:p text:style-name="P140"><text:a xlink:type="simple" xlink:href="#__RefHeading___Toc1780_3036021424" text:style-name="Index_20_Link" text:visited-style-name="Index_20_Link">Live Spring Plot Example<text:tab/>25</text:a></text:p>
        </text:index-body>
      </text:table-of-content>
      <text:p text:style-name="P6"/>
      <text:p text:style-name="P6"/>
      <text:h text:style-name="P154" text:outline-level="2"><text:bookmark-start text:name="__RefHeading__252_403196617"/>Introduction<text:bookmark-end text:name="__RefHeading__252_403196617"/></text:h>
      <text:p text:style-name="P35">Koviz is a simulation data <text:span text:style-name="T130">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30">also </text:span><text:span text:style-name="T17">offers:</text:span></text:p>
      <text:list xml:id="list643454453" text:style-name="L1">
        <text:list-item>
          <text:p text:style-name="P183">A real-time analysis report <text:span text:style-name="T17">for Trick real-time data recordings</text:span></text:p>
        </text:list-item>
        <text:list-item>
          <text:p text:style-name="P184"><text:span text:style-name="T130">A</text:span><text:span text:style-name="T17"> plugin-like functionality, external programs, to transform simulation data</text:span></text:p>
        </text:list-item>
        <text:list-item>
          <text:p text:style-name="P182"><text:span text:style-name="T130">Data/video synchronization to</text:span><text:span text:style-name="T17"> view video alongside associated data </text:span><text:span text:style-name="T130">plots</text:span></text:p>
        </text:list-item>
        <text:list-item>
          <text:p text:style-name="P183">Data/Blender graphics synchronization</text:p>
        </text:list-item>
        <text:list-item>
          <text:p text:style-name="P183">Live Trick simulation plots</text:p>
        </text:list-item>
      </text:list>
      <text:p text:style-name="P35">The <text:span text:style-name="T130">main </text:span>usage for koviz <text:span text:style-name="T40">is</text:span>: </text:p>
      <text:p text:style-name="P50"><text:span text:style-name="T40">UNIX Prompt&gt; </text:span>koviz <text:span text:style-name="T16">&lt;</text:span>RUN_<text:span text:style-name="T16">dir|MONTE_dir</text:span><text:span text:style-name="T133">|RUN file</text:span>&gt; [DP_<text:span text:style-name="T16">file1</text:span>...] [options]</text:p>
      <text:p text:style-name="P78">To see a list of options:</text:p>
      <text:p text:style-name="P50">UNIX Prompt&gt; koviz <text:span text:style-name="T25">&lt;ENTER&gt;</text:span></text:p>
      <text:h text:style-name="P143" text:outline-level="2"><text:bookmark-start text:name="__RefHeading__645_403196617"/>RUN Directories<text:bookmark-end text:name="__RefHeading__645_403196617"/></text:h>
      <text:p text:style-name="P11"><text:span text:style-name="T133">Koviz plots data from </text:span>RUN directories <text:span text:style-name="T133">which </text:span>contain log files <text:span text:style-name="T133">(normally </text:span>from <text:span text:style-name="T133">Trick </text:span>simulation run<text:span text:style-name="T133">s)</text:span>. <text:s/><text:span text:style-name="T21">Koviz is efficient at coplotting multiple RUN</text:span><text:span text:style-name="T133">s</text:span><text:span text:style-name="T21">:</text:span></text:p>
      <text:p text:style-name="P65">UNIX Prompt&gt; koviz RUN*</text:p>
      <text:h text:style-name="Heading_20_2" text:outline-level="2"><text:bookmark-start text:name="__RefHeading___Toc1918_3517546431"/>RUN Files<text:bookmark-end text:name="__RefHeading___Toc1918_3517546431"/></text:h>
      <text:p text:style-name="P36">Instead of giving koviz RUN directories that hold a set of log files, one can also directly plot files. <text:s/>For example, one can compare two *.csv files:</text:p>
      <text:p text:style-name="P66">UNIX Prompt&gt; koviz my-time-history.csv my-motion-capture.mot</text:p>
      <text:h text:style-name="P144"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1">UNIX Prompt&gt; koviz MONTE_dir</text:p>
      <text:h text:style-name="P145"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79" text:outline-level="4"><text:bookmark-start text:name="__RefHeading__475_403196617"/>DP File Syntax<text:bookmark-end text:name="__RefHeading__475_403196617"/></text:h>
      <text:p text:style-name="P48">[Title]</text:p>
      <text:p text:style-name="P44">[PLOTS: </text:p>
      <text:p text:style-name="P71">PAGE <text:span text:style-name="T134">page_number_integer</text:span>: “page_title” </text:p>
      <text:p text:style-name="P99">[FOREGROUND_COLOR: “#rrggbb|color_name”]<text:line-break/>[BACKGROUND_COLOR: “#rrggbb|color_name”]</text:p>
      <text:p text:style-name="P95">PLOT plot_number: “plot title” </text:p>
      <text:p text:style-name="P102">[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34">continued on next page</text:span><text:span text:style-name="T42"><text:line-break/><text:line-break/><text:line-break/></text:span><text:soft-page-break/><text:span text:style-name="T134">[HLINE: float]<text:line-break/> <text:s text:c="7"/>[COLOR: “#rrggbb|color_name”]<text:line-break/> <text:s text:c="7"/>[LABEL: “printf format - %g for value, %s for unit”]<text:line-break/> <text:s text:c="7"/>[UNITS: “unit”]<text:line-break/> <text:s text:c="7"/>[LABEL_UNITS: “unit”]<text:line-break/> <text:s text:c="7"/></text:span><text:span text:style-name="T135">[LABEL_ORIENT: “left|center|right|0&lt;=placement&lt;=1”]</text:span></text:p>
      <text:p text:style-name="P101">X_VARIABLE: “param_name” </text:p>
      <text:p text:style-name="P103">[LABEL: “label”] <text:line-break/>[UNITS: “unit”] <text:line-break/>[SCALE_FACTOR: scale_value] <text:line-break/>[BIAS: bias_value] </text:p>
      <text:p text:style-name="P101">Y_VARIABLE: “param_name” </text:p>
      <text:p text:style-name="P104"><text:span text:style-name="T9">(</text:span>Same attributes as X_VARIABLE<text:span text:style-name="T9">)</text:span> <text:line-break/>[SYMBOL_STYLE: symbol_style] <text:line-break/>[SYMBOL_SIZE: symbol_size]<text:line-break/><text:span text:style-name="T132">[SYMBOL_END: symbol_style]</text:span><text:line-break/>[LINE_STYLE: line_style] <text:line-break/>[LINE_COLOR: <text:span text:style-name="T7">“#rrggbb|color_name”</text:span>] </text:p>
      <text:p text:style-name="P101">[Y_VARIABLE: ... ] </text:p>
      <text:p text:style-name="P45">]</text:p>
      <text:p text:style-name="P45">[TABLES: </text:p>
      <text:p text:style-name="P72">TABLE table_number_<text:span text:style-name="T134">integer</text:span>: “table_title” </text:p>
      <text:p text:style-name="P95">VARIABLE: “param_name” <text:line-break/><text:span text:style-name="T8">(S</text:span>ame <text:span text:style-name="T8">attributes </text:span>as X_VARIABLE in PLOT<text:span text:style-name="T8">)</text:span> <text:line-break/>[VARIABLE: ...] </text:p>
      <text:p text:style-name="P45">] </text:p>
      <text:p text:style-name="P45">[PROGRAM: “<text:span text:style-name="T134">path_to_</text:span>program_<text:span text:style-name="T134">shared_library</text:span>”: </text:p>
      <text:p text:style-name="P72">IN: “param_name1” “param_name2” ... <text:line-break/>OUT: “param_name1” param_name2” ... </text:p>
      <text:p text:style-name="P39">]</text:p>
      <text:h text:style-name="P180" text:outline-level="4"><text:bookmark-start text:name="__RefHeading__560_403196617"/><text:soft-page-break/><text:span text:style-name="T34">DP </text:span>Line and Symbol Styles<text:bookmark-end text:name="__RefHeading__560_403196617"/></text:h>
      <text:p text:style-name="P42">SYMBOL_STYLE:</text:p>
      <text:p text:style-name="P69">None|Square|Circle|Star|XX|Triangle|<text:line-break/>Solid_Square|Solid_Circle|Thick_Square|Thick_Circle<text:span text:style-name="T41">|<text:line-break/>Number_[0-9]</text:span><text:span text:style-name="T131">|sa</text:span><text:span text:style-name="T132">tellite</text:span></text:p>
      <text:p text:style-name="P132">SYMBOL_END:</text:p>
      <text:p text:style-name="P137">Same symbols as SYMBOL_STYLE</text:p>
      <text:p text:style-name="P42">SYMBOL_SIZE: </text:p>
      <text:p text:style-name="P69">Tiny|Small|Medium|Large</text:p>
      <text:p text:style-name="P42">LINE_STYLE: </text:p>
      <text:p text:style-name="P69">“No_Line|Thick_Line|X_Thick_Line|Fine_Dash|Med_Fine_Dash|<text:line-break/>Long_Dash|X_Long_Dash|Dot_Dash|2_Dot_Dash|3_Dot_Dash| <text:line-break/>4_Dot_Dash|Plain|Dash<text:span text:style-name="T62">|Scatter</text:span>”</text:p>
      <text:p text:style-name="P42">LINE_COLOR: </text:p>
      <text:p text:style-name="P69">“#rrggbb|&lt;color_name&gt;” </text:p>
      <text:h text:style-name="P181" text:outline-level="4"/>
      <text:h text:style-name="P181"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3">PLOTS: </text:p>
      <text:p text:style-name="P43">PAGE 1: "<text:span text:style-name="T11">Page Title</text:span>" </text:p>
      <text:p text:style-name="P70">PLOT 1: "<text:span text:style-name="T11">Ball X Position</text:span>" </text:p>
      <text:p text:style-name="P94"><text:span text:style-name="T12">X_VARIABLE: "</text:span><text:span text:style-name="T13">sys.exec.out.time</text:span><text:span text:style-name="T12">" <text:line-break/>Y_VARIABLE: "ball.state.out.position[</text:span><text:span text:style-name="T13">0</text:span><text:span text:style-name="T12">]"</text:span></text:p>
      <text:h text:style-name="P148" text:outline-level="2"/>
      <text:h text:style-name="P155" text:outline-level="2"><text:bookmark-start text:name="__RefHeading__759_403196617"/>Session Files<text:bookmark-end text:name="__RefHeading__759_403196617"/></text:h>
      <text:p text:style-name="P13">To launch koviz with a set of RUNs and DPs, the -session command-line option may be used:</text:p>
      <text:p text:style-name="P52">UNIX Prompt&gt; koviz -session &lt;session_file&gt;</text:p>
      <text:p text:style-name="P79">The syntax for the session file is as follows:</text:p>
      <text:p text:style-name="P52">[Title] <text:line-break/>[DEVICE: &lt;File &lt;file_name&gt;|Terminal&gt; ]<text:line-break/>[FREQUENCY: cycle_time] <text:line-break/>[TIME_MATCH_TOLERANCE: delta_time] <text:line-break/>[PRESENTATION: Compare|Error|Error+Compare] <text:line-break/>PRODUCT: <text:span text:style-name="T23">DP</text:span>_file<text:span text:style-name="T24">name</text:span> <text:line-break/>[PRODUCT: <text:span text:style-name="T23">DP</text:span>_file<text:span text:style-name="T24">name</text:span>_n ...] <text:line-break/>RUN: RUN_directory <text:line-break/>[RUN: RUN_directory_n …]<text:line-break/><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PlotLegendPosition: ne|e|se|s|sw|w|nw|n]</text:span></text:p>
      <text:p text:style-name="P79"><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9">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9">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9">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9">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9">The RUN: statement specifies a simulation RUN directory from which to retrieve logged data, &lt;RUN_directory&gt;. <text:s/>One or more RUNs must be specified.</text:p>
      <text:p text:style-name="P82">The SHIFT: statement is used to shift RUN time(s). <text:s/>If there is a single RUN, specify a double value e.g. SHIFT: 13.56. <text:s/>If there are multiple RUNs, use a comma delimited list of RUN:&lt;shift_value&gt; specs e.g. SHIFT: RUN_a:13.56,RUN_b:77.28,RUN_c:23.0.</text:p>
      <text:p text:style-name="P82">The TimeName: statement is used when time is not the default “sys.exec.out.time” e.g. TimeName: myTimeName.</text:p>
      <text:p text:style-name="P82">The MapFile: statement is used to tell koviz where the map file is located. <text:s/>Maps are described later in this document, but in a nutshell maps are used to map RUNs with different parameter names so that the RUNs can be compared and difference plotted.</text:p>
      <text:p text:style-name="P82">The EXCLUDE: and FILTER: statements <text:span text:style-name="T44">either cull out or filter for logfiles within the RUN directories. <text:s/>This can help speed up data loading and/or show a subset of all variables logged.</text:span></text:p>
      <text:h text:style-name="P149" text:outline-level="2"/>
      <text:h text:style-name="P156"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7">PROGRAM: “<text:span text:style-name="T48">/home/kvetter/test/ext_programs/librss.so</text:span>” </text:p>
      <text:p text:style-name="P73">IN: </text:p>
      <text:p text:style-name="P97">“<text:span text:style-name="T48">Chaser.stVeh.stFFrDock.vecF_Frame[0]</text:span>”<text:line-break/>“<text:span text:style-name="T48">Chaser.stVeh.stFFrDock.vecF_Frame[1]</text:span>”<text:line-break/>“<text:span text:style-name="T48">Chaser.stVeh.stFFrDock.vecF_Frame[2]</text:span>”</text:p>
      <text:p text:style-name="P73">OUT: </text:p>
      <text:p text:style-name="P96">“<text:span text:style-name="T48">vecF_Frame_rss</text:span>” </text:p>
      <text:p text:style-name="P46"><text:span text:style-name="T48">PLOTS:<text:line-break/></text:span><text:line-break/>PAGE 1: "<text:span text:style-name="T48">External Program Example</text:span>" </text:p>
      <text:p text:style-name="P74">PLOT 1: “<text:span text:style-name="T48">RSS</text:span>”</text:p>
      <text:p text:style-name="P98">X_VARIABLE: "sys.exec.out.time" <text:line-break/>Y_VARIABLE: "<text:span text:style-name="T48">vecF_Frame_rss</text:span>" <text:line-break/></text:p>
      <text:h text:style-name="P161"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1"><text:span text:style-name="T47">#include &lt;math.h&gt;<text:line-break/></text:span><text:span text:style-name="T4"><text:line-break/>void</text:span><text:span text:style-name="T3"> kovizProgram( double* in, int numIn, double* out, int numOut )</text:span><text:line-break/><text:span text:style-name="T3">{</text:span></text:p>
      <text:p text:style-name="P76">out[0] = sqrt(in[0]*in[0] + in[1]*in[1] + in[2]*in[2]);</text:p>
      <text:p text:style-name="P40">}</text:p>
      <text:h text:style-name="P163" text:outline-level="3"><text:bookmark-start text:name="__RefHeading___Toc907_1341101074"/>Building <text:span text:style-name="T49">Example </text:span>External Program On Linux<text:line-break/><text:bookmark-end text:name="__RefHeading___Toc907_1341101074"/></text:h>
      <text:p text:style-name="P54">% cc -fPIC -c rss.c<text:line-break/>% ld -shared -o librss.so rss.o -lm -lc</text:p>
      <text:h text:style-name="P178"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8">Step 1. cc <text:span text:style-name="T46">-fPIC </text:span>-c &lt;myprogram1&gt;.c (compile all individual object this way) </text:p>
      <text:p text:style-name="P3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8">Step 1. cc -c &lt;myprogram1&gt;.c (compile all individual object this way) </text:p>
      <text:p text:style-name="P3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373347681" text:style-name="L2">
        <text:list-item>
          <text:p text:style-name="P185">Can’t load shared library!!! Ensure that $LD_LIBRARY_PATH is set so that koviz can find the *.so file. <text:s/>The external program (*.so program) may have unresolved dependencies. Try “nm” on the external program, and look for “U”s.</text:p>
        </text:list-item>
        <text:list-item>
          <text:p text:style-name="P186">Koviz will not scale or bias X values with external programs.</text:p>
        </text:list-item>
        <text:list-item>
          <text:p text:style-name="P185">External programs convert everything to doubles, and only accept and output doubles. </text:p>
        </text:list-item>
        <text:list-item>
          <text:p text:style-name="P185">External programs have no notion of unit conversion. </text:p>
        </text:list-item>
      </text:list>
      <text:h text:style-name="P150" text:outline-level="2"><text:bookmark-start text:name="__RefHeading___Toc1920_3517546431"/><text:soft-page-break/>Scripts<text:bookmark-end text:name="__RefHeading___Toc1920_3517546431"/></text:h>
      <text:p text:style-name="P37">One may give koviz a script (or list of scripts) on the commandline. <text:s/>The intention of the script capability is to allow users to call their custom script with the current RUN as the first argument to the custom script. <text:s/>This allows users to, for example, select a RUN and fire off a custom visualization for the current RUN. <text:s/>The usage is as follows:</text:p>
      <text:p text:style-name="P195">koviz -script “script1 arg1 arg2… argN, script2 arg1 arg2… argN, …”</text:p>
      <text:p text:style-name="P90"><text:span text:style-name="T137">When koviz is brought up the UI will put the scripts in </text:span><text:span text:style-name="T143">koviz’</text:span><text:span text:style-name="T137"> main menu. <text:s/>When the user selects the sc</text:span><text:span text:style-name="T138">r</text:span><text:span text:style-name="T137">ipt off the menu, the script will be called with the current RUN as the first argument followed by the user supplied arguments. <text:s/></text:span><text:span text:style-name="T138">Additionally, one may place an ampersand in front of a character to hot-key the menu item.</text:span></text:p>
      <text:p text:style-name="P90"><text:span text:style-name="T138">For example, suppose one has a this bash script, </text:span><text:span text:style-name="T144">show</text:span><text:span text:style-name="T138">-run.sh:</text:span></text:p>
      <text:p text:style-name="P67"><text:span text:style-name="T138">#! /</text:span><text:span text:style-name="T140">usr/bin/env bash<text:line-break/></text:span><text:span text:style-name="T141">xmessage</text:span><text:span text:style-name="T140"> “$1”</text:span></text:p>
      <text:p text:style-name="P90"><text:span text:style-name="T140">Try </text:span><text:span text:style-name="T142">the following with some RUN. <text:s/>Make sure double and single quotes are normal ASCII for this commandline call i.e. beware of cut-n-paste:</text:span></text:p>
      <text:p text:style-name="P68"><text:span text:style-name="T139">% koviz -</text:span><text:span text:style-name="T75">script “&amp;</text:span><text:span text:style-name="T77">show</text:span><text:span text:style-name="T75">-run.sh, &amp;koviz -t1 ‘Calling Koviz’” </text:span><text:span text:style-name="T76">&lt;RUN&gt;</text:span></text:p>
      <text:p text:style-name="P91"><text:span text:style-name="T75">Once koviz comes up, </text:span><text:span text:style-name="T78">select </text:span><text:span text:style-name="T79">Scripts &gt; show-run.sh</text:span></text:p>
      <text:p text:style-name="P89"><draw:frame draw:style-name="fr2" draw:name="Image3" text:anchor-type="char" svg:width="6.9252in" svg:height="3.4201in" draw:z-index="4"><draw:image xlink:href="Pictures/1000020100000385000001BDB89D2591E61DCBF6.png" xlink:type="simple" xlink:show="embed" xlink:actuate="onLoad" loext:mime-type="image/png"/></draw:frame><text:span text:style-name="T138"><text:s/></text:span><text:s/></text:p>
      <text:h text:style-name="P146"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818736042544">
          <table:table-cell table:style-name="Table1.A1" office:value-type="string">
            <text:p text:style-name="P107">Select Curve</text:p>
          </table:table-cell>
          <table:table-cell table:style-name="Table1.B1" office:value-type="string">
            <text:p text:style-name="P107">Mouse Left Click Curve</text:p>
          </table:table-cell>
        </table:table-row>
        <table:table-row table:style-name="TableLine94818736099888">
          <table:table-cell table:style-name="Table1.A2" office:value-type="string">
            <text:p text:style-name="P114">Drag Curve</text:p>
          </table:table-cell>
          <table:table-cell table:style-name="Table1.B2" office:value-type="string">
            <text:p text:style-name="P114">Mouse Left Click Curve to select<text:line-break/>Then Keypress Crtl + Mouse Left Drag</text:p>
          </table:table-cell>
        </table:table-row>
        <table:table-row table:style-name="TableLine94818736101296">
          <table:table-cell table:style-name="Table1.A2" office:value-type="string">
            <text:p text:style-name="P114">Drag Curve Onto Another Curve</text:p>
          </table:table-cell>
          <table:table-cell table:style-name="Table1.B2" office:value-type="string">
            <text:p text:style-name="P114">Mouse Left Click Curve to select<text:line-break/>Then Keypress Alt+Ctrl+Mouse Left Drag<text:line-break/>making init points of both curves close enough to “snap”</text:p>
          </table:table-cell>
        </table:table-row>
        <table:table-row table:style-name="TableLine94818736101936">
          <table:table-cell table:style-name="Table1.A2" office:value-type="string">
            <text:p text:style-name="P106">Zoom In</text:p>
          </table:table-cell>
          <table:table-cell table:style-name="Table1.B2" office:value-type="string">
            <text:p text:style-name="P106">Mouse <text:span text:style-name="T27">Middle</text:span> Click <text:span text:style-name="T28">a</text:span>nd Drag Zoom Box</text:p>
          </table:table-cell>
        </table:table-row>
        <table:table-row table:style-name="TableLine94818736102576">
          <table:table-cell table:style-name="Table1.A2" office:value-type="string">
            <text:p text:style-name="P106">Zoom Out</text:p>
          </table:table-cell>
          <table:table-cell table:style-name="Table1.B2" office:value-type="string">
            <text:p text:style-name="P106">Mouse Right Click <text:span text:style-name="T63">or Keypress Escape</text:span></text:p>
          </table:table-cell>
        </table:table-row>
        <table:table-row table:style-name="TableLine94818736103296">
          <table:table-cell table:style-name="Table1.A2" office:value-type="string">
            <text:p text:style-name="P107">Pan</text:p>
          </table:table-cell>
          <table:table-cell table:style-name="Table1.B2" office:value-type="string">
            <text:p text:style-name="P107">Mouse Left Drag In Middle Of Plot</text:p>
          </table:table-cell>
        </table:table-row>
        <table:table-row table:style-name="TableLine94818736104048">
          <table:table-cell table:style-name="Table1.A2" office:value-type="string">
            <text:p text:style-name="P107">Scale</text:p>
          </table:table-cell>
          <table:table-cell table:style-name="Table1.B2" office:value-type="string">
            <text:p text:style-name="P107">Mouse Left Drag In Outter Extremity Of Plot</text:p>
          </table:table-cell>
        </table:table-row>
        <table:table-row table:style-name="TableLine94818736104848">
          <table:table-cell table:style-name="Table1.A2" office:value-type="string">
            <text:p text:style-name="P107"><text:span text:style-name="T45">Toggle Single/Multiplot </text:span>View</text:p>
          </table:table-cell>
          <table:table-cell table:style-name="Table1.B2" office:value-type="string">
            <text:p text:style-name="P107">Mouse Left Click <text:span text:style-name="T45">On Y-Axis Label or Plot Title</text:span></text:p>
          </table:table-cell>
        </table:table-row>
        <table:table-row table:style-name="TableLine94818736105648">
          <table:table-cell table:style-name="Table1.A2" office:value-type="string">
            <text:p text:style-name="P109"><text:span text:style-name="T30">Toggle</text:span> Y Axis Units</text:p>
          </table:table-cell>
          <table:table-cell table:style-name="Table1.B2" office:value-type="string">
            <text:p text:style-name="P109">Mouse Wheel Over Y-Axis Unit In Curly Braces {<text:span text:style-name="T30">unit</text:span>}</text:p>
          </table:table-cell>
        </table:table-row>
        <table:table-row table:style-name="TableLine94818736106368">
          <table:table-cell table:style-name="Table1.A2" office:value-type="string">
            <text:p text:style-name="P113">Toggle Linear/Logscale</text:p>
          </table:table-cell>
          <table:table-cell table:style-name="Table1.B2" office:value-type="string">
            <text:p text:style-name="P113">Mouse Wheel over x or y tic values</text:p>
          </table:table-cell>
        </table:table-row>
        <table:table-row table:style-name="TableLine94818736107168">
          <table:table-cell table:style-name="Table1.A2" office:value-type="string">
            <text:p text:style-name="P108">Suspend Live Coordinate Updates</text:p>
          </table:table-cell>
          <table:table-cell table:style-name="Table1.B2" office:value-type="string">
            <text:p text:style-name="P108">Keypress Shift While Mov<text:span text:style-name="T29">ing</text:span> Mouse Off Plot</text:p>
          </table:table-cell>
        </table:table-row>
        <table:table-row table:style-name="TableLine94818736107968">
          <table:table-cell table:style-name="Table1.A2" office:value-type="string">
            <text:p text:style-name="P109">Toggle Presentation <text:span text:style-name="T111">(compare/error)</text:span></text:p>
          </table:table-cell>
          <table:table-cell table:style-name="Table1.B2" office:value-type="string">
            <text:p text:style-name="P109">Keypress Spacebar</text:p>
          </table:table-cell>
        </table:table-row>
        <table:table-row table:style-name="TableLine94818736108768">
          <table:table-cell table:style-name="Table1.A2" office:value-type="string">
            <text:p text:style-name="P109">Print Current Coordinate <text:span text:style-name="T65">&amp; Dx,Dy</text:span></text:p>
          </table:table-cell>
          <table:table-cell table:style-name="Table1.B2" office:value-type="string">
            <text:p text:style-name="P109">Keypress Period</text:p>
          </table:table-cell>
        </table:table-row>
        <table:table-row table:style-name="TableLine94818736109568">
          <table:table-cell table:style-name="Table1.A2" office:value-type="string">
            <text:p text:style-name="P111">Measure Distance On Plot</text:p>
          </table:table-cell>
          <table:table-cell table:style-name="Table1.B2" office:value-type="string">
            <text:p text:style-name="P111">Keypress Alt + Mouse Left Drag (updates koviz status bar)</text:p>
          </table:table-cell>
        </table:table-row>
        <table:table-row table:style-name="TableLine94818736110368">
          <table:table-cell table:style-name="Table1.A2" office:value-type="string">
            <text:p text:style-name="P110">Hop To Prev/Next Plot Coord</text:p>
          </table:table-cell>
          <table:table-cell table:style-name="Table1.B2" office:value-type="string">
            <text:p text:style-name="P110">Keypress Left/Right Arrow (after curve selected)</text:p>
          </table:table-cell>
        </table:table-row>
        <table:table-row table:style-name="TableLine94818736111168">
          <table:table-cell table:style-name="Table1.A2" office:value-type="string">
            <text:p text:style-name="P110">Place Marker On Plot Coord</text:p>
          </table:table-cell>
          <table:table-cell table:style-name="Table1.B2" office:value-type="string">
            <text:p text:style-name="P110">Keypress Comma</text:p>
          </table:table-cell>
        </table:table-row>
        <table:table-row table:style-name="TableLine94818736111968">
          <table:table-cell table:style-name="Table1.A2" office:value-type="string">
            <text:p text:style-name="P112">Change X Axis Variable <text:span text:style-name="T120">(normal)</text:span></text:p>
          </table:table-cell>
          <table:table-cell table:style-name="Table1.B2" office:value-type="string">
            <text:p text:style-name="P112"><text:span text:style-name="T66">Options-&gt;</text:span>Drag-n-Drop. Drag-n-drop variable onto x-axis label.</text:p>
          </table:table-cell>
        </table:table-row>
        <table:table-row table:style-name="TableLine94818736112768">
          <table:table-cell table:style-name="Table1.A2" office:value-type="string">
            <text:p text:style-name="P123">Change X Axis Variable (live data)</text:p>
          </table:table-cell>
          <table:table-cell table:style-name="Table1.B2" office:value-type="string">
            <text:p text:style-name="P123">See section at end on Live Sim Data</text:p>
          </table:table-cell>
        </table:table-row>
        <table:table-row table:style-name="TableLine94818736113568">
          <table:table-cell table:style-name="Table1.A2" office:value-type="string">
            <text:p text:style-name="P115">Frequency Domain Toggle</text:p>
          </table:table-cell>
          <table:table-cell table:style-name="Table1.B2" office:value-type="string">
            <text:p text:style-name="P115">Keypress f</text:p>
          </table:table-cell>
        </table:table-row>
        <table:table-row table:style-name="TableLine94818736114368">
          <table:table-cell table:style-name="Table1.A2" office:value-type="string">
            <text:p text:style-name="P116">Butterworth Filter</text:p>
          </table:table-cell>
          <table:table-cell table:style-name="Table1.B2" office:value-type="string">
            <text:p text:style-name="P116">Keypress b</text:p>
          </table:table-cell>
        </table:table-row>
        <table:table-row table:style-name="TableLine94818736115168">
          <table:table-cell table:style-name="Table1.A2" office:value-type="string">
            <text:p text:style-name="P117">Savitzky-Golay Filter</text:p>
          </table:table-cell>
          <table:table-cell table:style-name="Table1.B2" office:value-type="string">
            <text:p text:style-name="P117">Keypress g</text:p>
          </table:table-cell>
        </table:table-row>
        <table:table-row table:style-name="TableLine94818736115968">
          <table:table-cell table:style-name="Table1.A2" office:value-type="string">
            <text:p text:style-name="P118">Flip Curve About <text:span text:style-name="T96">X</text:span>-Axis</text:p>
          </table:table-cell>
          <table:table-cell table:style-name="Table1.B2" office:value-type="string">
            <text:p text:style-name="P118">Keypress -</text:p>
          </table:table-cell>
        </table:table-row>
        <table:table-row table:style-name="TableLine94818736116768">
          <table:table-cell table:style-name="Table1.A2" office:value-type="string">
            <text:p text:style-name="P119">Derivative Of Curve</text:p>
          </table:table-cell>
          <table:table-cell table:style-name="Table1.B2" office:value-type="string">
            <text:p text:style-name="P119">Keypress d</text:p>
          </table:table-cell>
        </table:table-row>
        <table:table-row table:style-name="TableLine94818736117568">
          <table:table-cell table:style-name="Table1.A2" office:value-type="string">
            <text:p text:style-name="P120">Integral Of Curve</text:p>
          </table:table-cell>
          <table:table-cell table:style-name="Table1.B2" office:value-type="string">
            <text:p text:style-name="P120">Keypress i (use entry box for initial value, default to 0.0)</text:p>
          </table:table-cell>
        </table:table-row>
        <table:table-row table:style-name="TableLine94818736118368">
          <table:table-cell table:style-name="Table1.A2" office:value-type="string">
            <text:p text:style-name="P120">… <text:span text:style-name="T121">continued on next page</text:span></text:p>
          </table:table-cell>
          <table:table-cell table:style-name="Table1.B2" office:value-type="string">
            <text:p text:style-name="P120">...</text:p>
          </table:table-cell>
        </table:table-row>
      </table:table>
      <text:h text:style-name="P151" text:outline-level="2"><text:soft-page-break/></text:h>
      <table:table table:name="Table2" table:style-name="Table2">
        <table:table-column table:style-name="Table2.A"/>
        <table:table-column table:style-name="Table2.B"/>
        <table:table-row table:style-name="TableLine94818735738672">
          <table:table-cell table:style-name="Table2.A1" office:value-type="string">
            <text:p text:style-name="P127">Summation of all curves on plot</text:p>
          </table:table-cell>
          <table:table-cell table:style-name="Table2.B1" office:value-type="string">
            <text:p text:style-name="P127">Keypress s</text:p>
          </table:table-cell>
        </table:table-row>
        <table:table-row table:style-name="TableLine94818736139408">
          <table:table-cell table:style-name="Table2.A2" office:value-type="string">
            <text:p text:style-name="P128">Magnitude of all curves on plot</text:p>
          </table:table-cell>
          <table:table-cell table:style-name="Table2.B2" office:value-type="string">
            <text:p text:style-name="P128">Keypress m</text:p>
          </table:table-cell>
        </table:table-row>
        <table:table-row table:style-name="TableLine94818736140592">
          <table:table-cell table:style-name="Table2.A2" office:value-type="string">
            <text:p text:style-name="P125"><text:span text:style-name="T124">Plot e</text:span><text:span text:style-name="T115">xpand</text:span><text:span text:style-name="T124">ed</text:span><text:span text:style-name="T115"> </text:span><text:span text:style-name="T120">live sim </text:span><text:span text:style-name="T115">parameter</text:span><text:span text:style-name="T124">s</text:span><text:span text:style-name="T115"> </text:span><text:span text:style-name="T124">on</text:span><text:span text:style-name="T115"> individual pages</text:span></text:p>
          </table:table-cell>
          <table:table-cell table:style-name="Table2.B2" office:value-type="string">
            <text:p text:style-name="P124">Left Mouse Click Parameter</text:p>
          </table:table-cell>
        </table:table-row>
        <table:table-row table:style-name="TableLine94818736141232">
          <table:table-cell table:style-name="Table2.A2" office:value-type="string">
            <text:p text:style-name="P125"><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individual plots on same page</text:span></text:p>
          </table:table-cell>
          <table:table-cell table:style-name="Table2.B2" office:value-type="string">
            <text:p text:style-name="P124">Keypress Ctrl + Left Mouse Click Parameter</text:p>
          </table:table-cell>
        </table:table-row>
        <table:table-row table:style-name="TableLine94818736141872">
          <table:table-cell table:style-name="Table2.A2" office:value-type="string">
            <text:p text:style-name="P125"><text:span text:style-name="T126">Co</text:span><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same plot</text:span></text:p>
          </table:table-cell>
          <table:table-cell table:style-name="Table2.B2" office:value-type="string">
            <text:p text:style-name="P124">Keypress Alt + Left Mouse Click Parameter</text:p>
          </table:table-cell>
        </table:table-row>
        <table:table-row table:style-name="TableLine94818736142512">
          <table:table-cell table:style-name="Table2.A2" office:value-type="string">
            <text:p text:style-name="P126">Start a new plot page<text:line-break/>and honor optional Ctrl and Alt keys</text:p>
          </table:table-cell>
          <table:table-cell table:style-name="Table2.B2" office:value-type="string">
            <text:p text:style-name="P126">Keypress Shift + [Ctrl|Alt] + Left Mouse click parameter</text:p>
          </table:table-cell>
        </table:table-row>
      </table:table>
      <text:h text:style-name="P147" text:outline-level="2"/>
      <text:h text:style-name="P157"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5">“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80">UNIX Prompt&gt; cat spots2dyn.kvz</text:p>
      <text:p text:style-name="P53">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81">Maps may also be used to scale and bias variables. <text:s/>If the logged data has no units, units may be applied in the map file as well. <text:s/>Here is an example of map file with scale, bias and unit specs:</text:p>
      <text:p text:style-name="P55">ForceX = Fx <text:s text:c="14"/>= inertialForceZ {N},<text:line-break/>ForceY = Fy bias(-12.25) <text:s/>= inertialForceX {N},<text:line-break/>ForceZ = Fz scale(-1.0) <text:s text:c="2"/>= inertialForceY {N}</text:p>
      <text:h text:style-name="P152" text:outline-level="2"/>
      <text:h text:style-name="P158" text:outline-level="2"><text:bookmark-start text:name="__RefHeading___Toc1404_4203752023"/>Groups<text:bookmark-end text:name="__RefHeading___Toc1404_4203752023"/></text:h>
      <text:p text:style-name="P28"><text:span text:style-name="T97">When plotting multiple </text:span><text:span text:style-name="T98">RUNs</text:span><text:span text:style-name="T97">, one can group </text:span><text:span text:style-name="T98">RUN </text:span><text:span text:style-name="T97">subsets together for coloring, styling and labeling. <text:s/></text:span><text:span text:style-name="T98">Grouping is done via regular expressions and ranges. <text:s/>For example, </text:span><text:span text:style-name="T100">for the following</text:span><text:span text:style-name="T98"> set of RUNs: RUN_damp_1, RUN_damp_2, </text:span><text:span text:style-name="T100">RUN_clamped_1, RUN_clamped_2, </text:span><text:span text:style-name="T98">RUN_free_1, RUN_free_2, RUN_free_3, one could group “damped” </text:span><text:span text:style-name="T100">and “clamped” together </text:span><text:span text:style-name="T98"><text:s/>and </text:span><text:span text:style-name="T100">group </text:span><text:span text:style-name="T98">“free” </text:span><text:span text:style-name="T100">RUNs </text:span><text:span text:style-name="T98">with the following command:<text:line-break/></text:span></text:p>
      <text:p text:style-name="P62"><text:span text:style-name="T99">UNIX Prompt&gt; koviz </text:span><text:span text:style-name="T98">RUN* </text:span><text:span text:style-name="T100">\</text:span><text:span text:style-name="T98"><text:line-break/> <text:s text:c="38"/>-g1 “damp</text:span><text:span text:style-name="T100">|clamp”</text:span><text:span text:style-name="T98"> -l1 “Damped </text:span><text:span text:style-name="T100">and Clamped” </text:span><text:span text:style-name="T98">-c1 blue -ls1 </text:span><text:span text:style-name="T100">plain</text:span><text:span text:style-name="T98"> \</text:span></text:p>
      <text:p text:style-name="P62"><text:span text:style-name="T98"><text:s text:c="39"/>-g2 free -</text:span><text:span text:style-name="T100">l2 Free -c1 green -ls1 x_thick_line</text:span><text:span text:style-name="T98"><text:line-break/></text:span></text:p>
      <text:p text:style-name="P29">The following <text:span text:style-name="T103">command</text:span> uses ranges to <text:span text:style-name="T104">group the first ten RUNs as pink and</text:span> the 99<text:span text:style-name="T101">th</text:span> RUN as thick white:<text:line-break/></text:p>
      <text:p text:style-name="P63"><text:span text:style-name="T99">UNIX Prompt&gt; </text:span><text:span text:style-name="T103">koviz MONTE_RUN_test -bg black -fg "#ededed" \<text:line-break/> <text:s text:c="39"/>-g1 "0,10" -c1 pink -l1 "First </text:span><text:span text:style-name="T105">Ten</text:span><text:span text:style-name="T103"> Runs" \<text:line-break/> <text:s text:c="39"/>-g2 99 -c2 white -ls2 x_thick_line -l2 "Last Run" DP_pos_vs_acc</text:span></text:p>
      <text:h text:style-name="P152"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59" text:outline-level="2"><text:bookmark-start text:name="__RefHeading___Toc811_3249638883"/>Video<text:bookmark-end text:name="__RefHeading___Toc811_3249638883"/></text:h>
      <text:h text:style-name="P165"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66"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8">% sudo yum install <text:s/>mpv-libs mpv-libs-devel mpv<text:line-break/>% cd &lt;koviz-repo&gt;<text:line-break/>% make distclean<text:line-break/>% qmake-qt5<text:line-break/>% make</text:p>
      <text:h text:style-name="P164"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67"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4">% koviz RUN_loadcell -video hammerstrike.mp4 -videoOffset 12.345</text:p>
      <text:p text:style-name="P87"/>
      <text:h text:style-name="P168" text:outline-level="3"><text:bookmark-start text:name="__RefHeading___Toc1683_1107607212"/><text:soft-page-break/>Commandline -video<text:span text:style-name="T106">List</text:span> option<text:bookmark-end text:name="__RefHeading___Toc1683_1107607212"/></text:h>
      <text:p text:style-name="P93"><text:span text:style-name="T106">The -videoList commandline option can be used to tie multiple videos to a single RUN. <text:s/>The -videoList option takes a </text:span><text:span text:style-name="T107">comma separate </text:span><text:span text:style-name="T106">list of video:offsets using </text:span><text:span text:style-name="T107">a </text:span><text:span text:style-name="T106">colon to separate the video file name from the offset e.g:<text:line-break/><text:tab/>% koviz RUN_fun -videoLis</text:span><text:span text:style-name="T107">t</text:span><text:span text:style-name="T106">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69"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6"><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3"><text:span text:style-name="T14">To</text:span><text:span text:style-name="T15"> run:</text:span></text:p>
      <text:p text:style-name="P49">% koviz -session session_hammer</text:p>
      <text:h text:style-name="P170"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10">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7">RUN_loadcell/</text:p>
      <text:p text:style-name="P77">loadcell_data.csv<text:line-break/>video/</text:p>
      <text:p text:style-name="P100">hammerstrike.mp4<text:line-break/>video-offset.txt (containing 12.345)</text:p>
      <text:p text:style-name="P84">If the RUN directory is setup this way the following will bring up the data and the associated video:</text:p>
      <text:p text:style-name="P57">% koviz RUN_loadcel<text:span text:style-name="T60">l</text:span></text:p>
      <text:h text:style-name="P171" text:outline-level="3"><text:bookmark-start text:name="__RefHeading___Toc1080_3009348355"/><text:soft-page-break/>Multiple RUNs <text:span text:style-name="T107">And</text:span> Multiple Videos<text:bookmark-end text:name="__RefHeading___Toc1080_3009348355"/></text:h>
      <text:p text:style-name="P30"><text:span text:style-name="T107">Finally, </text:span><text:span text:style-name="T108">to tie</text:span><text:span text:style-name="T107"> multiple videos per RUN, <text:s/></text:span><text:span text:style-name="T108">place a set of videos in the “RUN/video” directory and create a file called “video-offsets”. <text:s/>The format of “video-offsets” is </text:span><text:span text:style-name="T110">a </text:span><text:span text:style-name="T108">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9">Here is an example layout of two RUNs with multiple videos:</text:span></text:p>
      <text:p text:style-name="P131">RUN_a/<text:line-break/><text:tab/>log_RddrSimhost_DtaMtaRelMot.trk<text:line-break/><text:tab/><text:span text:style-name="T109">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31"><text:span text:style-name="T109">RUN_b/<text:line-break/><text:tab/></text:span>log_RddrSimhost_DtaMtaRelMot.trk<text:span text:style-name="T109"><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9">cat RUN_a/video/video-offsets.txt:</text:span></text:p>
      <text:p text:style-name="P133"><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60" text:outline-level="2"><text:bookmark-start text:name="__RefHeading___Toc1340_1544136475"/>Blender<text:bookmark-end text:name="__RefHeading___Toc1340_1544136475"/></text:h>
      <text:h text:style-name="P172"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80">The start/end times of the koviz </text:span><text:span text:style-name="T82">simulation run </text:span><text:span text:style-name="T80">data are mapped to the begin/end frame</text:span><text:span text:style-name="T81">s </text:span><text:span text:style-name="T80">of the Blender animation. <text:s/>After selecting a koviz curve, mouse movement updates koviz </text:span><text:span text:style-name="T81">live </text:span><text:span text:style-name="T80">time interactively. <text:s/>Th</text:span><text:span text:style-name="T81">e</text:span><text:span text:style-name="T80"> koviz live time is sent to Blender while the mouse moves. <text:s/>Blender interpolates the koviz time to the animation frame and updates the Blender scene. <text:s/></text:span><text:span text:style-name="T81">The sync works from Blender to koviz as well. <text:s/>With mouse/keyboard focus on the Blender window, running the Blender animation will send koviz time updates </text:span><text:span text:style-name="T85">and update koviz plot live time.</text:span></text:p>
      <text:h text:style-name="P172"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84">E</text:span><text:span text:style-name="T68">xample:</text:span></text:p>
      <text:p text:style-name="P59">% <text:span text:style-name="T68">cd $HOME/.config/blender/2.91/scripts/addons/modules</text:span></text:p>
      <text:p text:style-name="P59">% <text:span text:style-name="T68">ln </text:span><text:span text:style-name="T69">-s &lt;koviz-home&gt;/python/koviz.py koviz.py</text:span></text:p>
      <text:h text:style-name="P173" text:outline-level="3"><text:bookmark-start text:name="__RefHeading___Toc1346_1544136475"/>Animate Blender Default Cube<text:bookmark-end text:name="__RefHeading___Toc1346_1544136475"/></text:h>
      <text:p text:style-name="P25"><text:span text:style-name="T88">As an example, m</text:span><text:span text:style-name="T86">ake an animation of Blender’s cube:</text:span></text:p>
      <text:list xml:id="list2451473324" text:style-name="L3">
        <text:list-item>
          <text:p text:style-name="P187"><text:span text:style-name="T86">Bring up blender:<text:line-break/>% </text:span><text:span text:style-name="T87">blender</text:span></text:p>
        </text:list-item>
        <text:list-item>
          <text:p text:style-name="P188">Right click &gt; Insert Keyframe &gt; Location</text:p>
        </text:list-item>
        <text:list-item>
          <text:p text:style-name="P188">Slide animation frame to 250</text:p>
        </text:list-item>
        <text:list-item>
          <text:p text:style-name="P188">Move cube up 6: KeyPress gz6</text:p>
        </text:list-item>
        <text:list-item>
          <text:p text:style-name="P188">Right click &gt; Insert Keyframe &gt; Location</text:p>
        </text:list-item>
        <text:list-item>
          <text:p text:style-name="P188">Run animation by mouse clicking |&lt; followed by <text:s/>&gt;</text:p>
        </text:list-item>
        <text:list-item>
          <text:p text:style-name="P188">Save as cube.blend</text:p>
        </text:list-item>
        <text:list-item>
          <text:p text:style-name="P188">Close blender</text:p>
        </text:list-item>
      </text:list>
      <text:h text:style-name="P162" text:outline-level="3"/>
      <text:h text:style-name="P177"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60">% <text:span text:style-name="T83">blender cube.blend -P </text:span><text:span text:style-name="T70">&lt;koviz-home&gt;/blender/koviz-hello-world.py<text:line-break/></text:span><text:span text:style-name="T71"># Should see “Listen for koviz connection”</text:span></text:p>
      <text:p text:style-name="P85"><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1">% koviz RUN_a<text:line-break/># Koviz should print “Connected to host=127.0.0.1 port=64053!</text:p>
      <text:p text:style-name="P86">To see koviz time synced to the Blender animation:</text:p>
      <text:list xml:id="list2369472484" text:style-name="L4">
        <text:list-item>
          <text:p text:style-name="P189">In koviz, click some variable</text:p>
        </text:list-item>
        <text:list-item>
          <text:p text:style-name="P189">Mouse select the curve</text:p>
        </text:list-item>
        <text:list-item>
          <text:p text:style-name="P189">Move mouse to see Blender animation sync<text:line-break/>!! If it does not sync, click off of koviz curve, reselect curve and try moving mouse again.</text:p>
        </text:list-item>
      </text:list>
      <text:p text:style-name="P86">To see Blender animation sync to koviz:</text:p>
      <text:list xml:id="list1808810398" text:style-name="L5">
        <text:list-item>
          <text:p text:style-name="P190">Select curve in koviz (if not already done)</text:p>
        </text:list-item>
        <text:list-item>
          <text:p text:style-name="P191"><text:span text:style-name="T73">Click </text:span><text:span text:style-name="T72">Blender </text:span><text:span text:style-name="T73">window so Blender has focus</text:span></text:p>
        </text:list-item>
        <text:list-item>
          <text:p text:style-name="P191"><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62" text:outline-level="3"/>
      <text:h text:style-name="P177" text:outline-level="3"><text:bookmark-start text:name="__RefHeading___Toc1350_1544136475"/>Sync Blender To Koviz <text:span text:style-name="T89">With ES’s Vismo</text:span><text:bookmark-end text:name="__RefHeading___Toc1350_1544136475"/></text:h>
      <text:p text:style-name="P26"><text:span text:style-name="T89">The Engineering Structures group have tied their vismo Blender tool to koviz. <text:s/>If you are lucky enough to have vismo, </text:span><text:span text:style-name="T92">h</text:span><text:span text:style-name="T90">ere is an example. <text:s/></text:span><text:span text:style-name="T91">The -k option tells vismo to sync using koviz:</text:span><text:span text:style-name="T90"><text:line-break/></text:span></text:p>
      <text:list xml:id="list868297956" text:style-name="L6">
        <text:list-header>
          <text:p text:style-name="P192"><text:span text:style-name="T89">% </text:span><text:span text:style-name="T91">cd &lt;rddr-nds&gt;<text:line-break/>% . .Trick_user_profile ; # To put vismo.py in $PATH<text:line-break/>% cd &lt;rddr-nds&gt;/sims/rddr/nds/SIM_nds<text:line-break/>% </text:span><text:span text:style-name="T92">trick-CP</text:span><text:span text:style-name="T91"><text:line-break/>% ./S_main* SET_checkout/SET_m1u/RUN_checkout_MaxJackknife/input.py<text:line-break/>% vismo.py -k SET_checkout/SET_m1u/RUN_checkout_MaxJackknife<text:line-break/> <text:s text:c="4"/></text:span><text:span text:style-name="T92"># Listen for koviz connection...<text:line-break/>% koviz </text:span><text:span text:style-name="T91">SET_checkout/SET_m1u/RUN_checkout_MaxJackknife </text:span></text:p>
          <text:list>
            <text:list-header>
              <text:p text:style-name="P193"># Should see “Connected to host=127.0.0.1 port=64053!”<text:line-break/></text:p>
            </text:list-header>
          </text:list>
        </text:list-header>
      </text:list>
      <text:p text:style-name="P92">To see the koviz to Blender sync:</text:p>
      <text:list xml:id="list3574191447" text:style-name="L7">
        <text:list-item>
          <text:p text:style-name="P196"><text:span text:style-name="T94">I</text:span><text:span text:style-name="T92">n </text:span><text:span text:style-name="T93">the </text:span><text:span text:style-name="T92">koviz search </text:span><text:span text:style-name="T93">box, </text:span><text:span text:style-name="T92">type “Fqu.daActuator”</text:span></text:p>
        </text:list-item>
        <text:list-item>
          <text:p text:style-name="P196"><text:span text:style-name="T92">Scroll over all 6 vars to coplot 6 actuators on s</text:span><text:span text:style-name="T94">i</text:span><text:span text:style-name="T92">ngle page</text:span></text:p>
        </text:list-item>
        <text:list-item>
          <text:p text:style-name="P198">Select a curve and move mouse to see data synced to docking animation</text:p>
        </text:list-item>
      </text:list>
      <text:p text:style-name="P129"><text:span text:style-name="T89"><text:line-break/></text:span><text:span text:style-name="T94">To see the Blender to koviz syn</text:span><text:span text:style-name="T95">c</text:span><text:span text:style-name="T94">:</text:span></text:p>
      <text:list xml:id="list2231601564" text:style-name="L8">
        <text:list-item>
          <text:p text:style-name="P199">In the Blender window click the |&lt; to put the animation at the beginning</text:p>
        </text:list-item>
        <text:list-item>
          <text:p text:style-name="P199">Press &gt; to play</text:p>
        </text:list-item>
        <text:list-item>
          <text:p text:style-name="P199">The koviz live time should update along with the animation</text:p>
        </text:list-item>
        <text:list-item>
          <text:p text:style-name="P199">Pause the Blender animation by pressing the | | pause button</text:p>
        </text:list-item>
        <text:list-item>
          <text:p text:style-name="P197"><text:span text:style-name="T95">Press the keyboard right and left arrow keys to step the animation and watch koviz update frame by frame</text:span><text:span text:style-name="T89"><text:line-break/></text:span></text:p>
        </text:list-item>
      </text:list>
      <text:p text:style-name="P130"/>
      <text:p text:style-name="P130"/>
      <text:p text:style-name="P130"/>
      <text:h text:style-name="P153" text:outline-level="2"><text:bookmark-start text:name="__RefHeading___Toc1685_1107607212"/><text:soft-page-break/>Live Trick <text:span text:style-name="T125">TV Plots</text:span><text:bookmark-end text:name="__RefHeading___Toc1685_1107607212"/></text:h>
      <text:h text:style-name="P174" text:outline-level="3"><text:bookmark-start text:name="__RefHeading___Toc1687_1107607212"/>Introduction<text:bookmark-end text:name="__RefHeading___Toc1687_1107607212"/></text:h>
      <text:p text:style-name="P88"><text:span text:style-name="T112">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13">for example, to connect to a running sim on the localhost and port 4545:<text:line-break/><text:line-break/><text:tab/>% koviz RUN_realtime -trickport 4545<text:line-break/><text:line-break/></text:span><text:span text:style-name="T122">If the Trick sim is running on a different host, use the -trickhost &lt;host&gt; option.</text:span></text:p>
      <text:h text:style-name="P175"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9">variable</text:span>s since position has two dimensions <text:s/>e.g.:<text:line-break/><text:line-break/><text:tab/>ball.state.out.position[0]<text:line-break/><text:tab/>ball.state.out.position[1]<text:line-break/><text:line-break/>When one clicks a koviz-tv parameter, by default it makes a single plot <text:span text:style-name="T114">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9">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818735758496">
          <table:table-cell table:style-name="LivePlotInteraction.A1" office:value-type="string">
            <text:p text:style-name="P122"><text:span text:style-name="T123">Plot e</text:span><text:span text:style-name="T115">xpand</text:span><text:span text:style-name="T123">ed</text:span><text:span text:style-name="T115"> parameter </text:span><text:span text:style-name="T123">o</text:span><text:span text:style-name="T115">n individual pages</text:span></text:p>
          </table:table-cell>
          <table:table-cell table:style-name="LivePlotInteraction.A1" office:value-type="string">
            <text:p text:style-name="P121">Left Mouse Click parameter</text:p>
          </table:table-cell>
        </table:table-row>
        <table:table-row table:style-name="TableLine94818735775872">
          <table:table-cell table:style-name="LivePlotInteraction.A1" office:value-type="string">
            <text:p text:style-name="P122"><text:span text:style-name="T123">Plot e</text:span><text:span text:style-name="T115">xpand</text:span><text:span text:style-name="T123">ed</text:span><text:span text:style-name="T115"> parameter </text:span><text:span text:style-name="T123">on</text:span><text:span text:style-name="T115"> different plots on same page</text:span></text:p>
          </table:table-cell>
          <table:table-cell table:style-name="LivePlotInteraction.A1" office:value-type="string">
            <text:p text:style-name="P121">Ctrl-Key + Left Mouse Click parameter</text:p>
          </table:table-cell>
        </table:table-row>
        <table:table-row table:style-name="TableLine94818735861840">
          <table:table-cell table:style-name="LivePlotInteraction.A1" office:value-type="string">
            <text:p text:style-name="P122"><text:span text:style-name="T126">Cop</text:span><text:span text:style-name="T123">lot expanded </text:span><text:span text:style-name="T115">parameter on same plot </text:span></text:p>
          </table:table-cell>
          <table:table-cell table:style-name="LivePlotInteraction.A1" office:value-type="string">
            <text:p text:style-name="P121">Alt-Key + Left Mouse Click parameter</text:p>
          </table:table-cell>
        </table:table-row>
        <table:table-row table:style-name="TableLine94818735871056">
          <table:table-cell table:style-name="LivePlotInteraction.A1" office:value-type="string">
            <text:p text:style-name="P126">Start a new plot page<text:line-break/>and honor optional Ctrl and Alt keys</text:p>
          </table:table-cell>
          <table:table-cell table:style-name="LivePlotInteraction.A1" office:value-type="string">
            <text:p text:style-name="P126">Shift-Key + [Ctrl|Alt] + Left Mouse click parameter</text:p>
          </table:table-cell>
        </table:table-row>
      </table:table>
      <text:h text:style-name="Heading_20_3" text:outline-level="3"><text:soft-page-break/></text:h>
      <text:h text:style-name="P176" text:outline-level="3"><text:bookmark-start text:name="__RefHeading___Toc1691_1107607212"/>Changing Live Plot Domain<text:bookmark-end text:name="__RefHeading___Toc1691_1107607212"/></text:h>
      <text:p text:style-name="P32"><text:span text:style-name="T115">To change the plot domain (x-axis variable) one must select Options-&gt;EnableDragAndDrop, then drag </text:span><text:span text:style-name="T116">a </text:span><text:span text:style-name="T115">TV parameter onto the x-axis of the plot to change. <text:s/></text:span><text:span text:style-name="T116">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102">th</text:span><text:span text:style-name="T116">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7">for both </text:span>recorded data and live sim data. <text:s/><text:span text:style-name="T117">One can either specify the DP files on commandline or select the DPs from the DP panel when in live mode. <text:s/>The example below </text:span><text:span text:style-name="T118">has </text:span><text:span text:style-name="T117"><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7">Live </text:span>Spring <text:span text:style-name="T128">Plot </text:span>Example<text:bookmark-end text:name="__RefHeading___Toc1780_3036021424"/></text:h>
      <text:p text:style-name="P34">Koviz contains a spring sim example. <text:s/>To try the spring sim with live plotting, follow these steps:<text:line-break/></text:p>
      <text:list xml:id="list20100111" text:style-name="L9">
        <text:list-item>
          <text:p text:style-name="P194">Build the koviz spring sim<text:line-break/>% cd &lt;koviz-home&gt;/sims/SIM_spring<text:line-break/>% trick-CP</text:p>
        </text:list-item>
        <text:list-item>
          <text:p text:style-name="P194">Launch the realtime spring sim (do not press start yet)<text:line-break/>% ./S_main*.exe RUN_realtime/input.py &amp;</text:p>
        </text:list-item>
        <text:list-item>
          <text:p text:style-name="P194">Launch koviz and connect to the trick sim<text:line-break/>% koviz -trickport 4545</text:p>
        </text:list-item>
        <text:list-item>
          <text:p text:style-name="P194">Select params to plot<text:line-break/>While holding the Ctrl key down, click:<text:line-break/> spring.pos<text:line-break/> spring.vel<text:line-break/> spring.acc</text:p>
        </text:list-item>
        <text:list-item>
          <text:p text:style-name="P194"><text:soft-page-break/>Run sim by pressing “Start” button on sim control</text:p>
        </text:list-item>
        <text:list-item>
          <text:p text:style-name="P194">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6</text:page-number></text:p>
      </style:header>
      <style:footer>
        <text:p text:style-name="MP2"><text:span text:style-name="MT1">Page </text:span><text:page-number text:select-page="current">2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5-03-17T10:42:59.827285637</dc:date>
    <meta:editing-duration>P5DT21H1M55S</meta:editing-duration>
    <meta:editing-cycles>199</meta:editing-cycles>
    <meta:generator>LibreOffice/6.4.7.2$Linux_X86_64 LibreOffice_project/40$Build-2</meta:generator>
    <meta:document-statistic meta:table-count="3" meta:image-count="3" meta:object-count="0" meta:page-count="26" meta:paragraph-count="360" meta:word-count="4260" meta:character-count="28522" meta:non-whitespace-character-count="24148"/>
  </office:meta>
</office:document-meta>
</file>